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roman" style:font-pitch="variable"/>
    <style:font-face style:name="Arial2" svg:font-family="Arial" style:font-family-generic="swiss" style:font-pitch="variable"/>
    <style:font-face style:name="Arial3" svg:font-family="Arial" style:font-pitch="variable"/>
    <style:font-face style:name="Arial4" svg:font-family="Arial" style:font-family-generic="system" style:font-pitch="variable"/>
    <style:font-face style:name="Calibri" svg:font-family="Calibri" style:font-family-generic="roman" style:font-pitch="variable"/>
    <style:font-face style:name="DM Mono" svg:font-family="'DM Mono'" style:font-family-generic="modern" style:font-pitch="fixed"/>
    <style:font-face style:name="DM Sans" svg:font-family="'DM Sans'" style:font-pitch="variable"/>
    <style:font-face style:name="Inconsolata" svg:font-family="Inconsolata"/>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style:font-pitch="variable"/>
    <style:font-face style:name="Times New Roman" svg:font-family="'Times New Roman'" style:font-family-generic="roman" style:font-pitch="variable"/>
    <style:font-face style:name="Verdana" svg:font-family="Verdana"/>
  </office:font-face-decls>
  <office:automatic-styles>
    <style:style style:name="co12" style:family="table-column">
      <style:table-column-properties fo:break-before="auto" style:column-width="4.008cm"/>
    </style:style>
    <style:style style:name="co13" style:family="table-column">
      <style:table-column-properties fo:break-before="auto" style:column-width="4.094cm"/>
    </style:style>
    <style:style style:name="co14" style:family="table-column">
      <style:table-column-properties fo:break-before="auto" style:column-width="3.854cm"/>
    </style:style>
    <style:style style:name="co15" style:family="table-column">
      <style:table-column-properties fo:break-before="auto" style:column-width="4.464cm"/>
    </style:style>
    <style:style style:name="co16" style:family="table-column">
      <style:table-column-properties fo:break-before="auto" style:column-width="4.681cm"/>
    </style:style>
    <style:style style:name="co17" style:family="table-column">
      <style:table-column-properties fo:break-before="auto" style:column-width="3.985cm"/>
    </style:style>
    <style:style style:name="co18" style:family="table-column">
      <style:table-column-properties fo:break-before="auto" style:column-width="4.66cm"/>
    </style:style>
    <style:style style:name="co19" style:family="table-column">
      <style:table-column-properties fo:break-before="auto" style:column-width="4.334cm"/>
    </style:style>
    <style:style style:name="co11" style:family="table-column">
      <style:table-column-properties fo:break-before="auto" style:column-width="2.482cm"/>
    </style:style>
    <style:style style:name="co10" style:family="table-column">
      <style:table-column-properties fo:break-before="auto" style:column-width="3.463cm"/>
    </style:style>
    <style:style style:name="co20" style:family="table-column">
      <style:table-column-properties fo:break-before="auto" style:column-width="2.633cm"/>
    </style:style>
    <style:style style:name="co21" style:family="table-column">
      <style:table-column-properties fo:break-before="auto" style:column-width="6.142cm"/>
    </style:style>
    <style:style style:name="co22" style:family="table-column">
      <style:table-column-properties fo:break-before="auto" style:column-width="2.33cm"/>
    </style:style>
    <style:style style:name="co23" style:family="table-column">
      <style:table-column-properties fo:break-before="auto" style:column-width="9.364cm"/>
    </style:style>
    <style:style style:name="co24" style:family="table-column">
      <style:table-column-properties fo:break-before="auto" style:column-width="4.073cm"/>
    </style:style>
    <style:style style:name="co25" style:family="table-column">
      <style:table-column-properties fo:break-before="auto" style:column-width="5.14cm"/>
    </style:style>
    <style:style style:name="co26" style:family="table-column">
      <style:table-column-properties fo:break-before="auto" style:column-width="5.202cm"/>
    </style:style>
    <style:style style:name="co27" style:family="table-column">
      <style:table-column-properties fo:break-before="auto" style:column-width="5.292cm"/>
    </style:style>
    <style:style style:name="co28" style:family="table-column">
      <style:table-column-properties fo:break-before="auto" style:column-width="4.246cm"/>
    </style:style>
    <style:style style:name="ro40" style:family="table-row">
      <style:table-row-properties style:row-height="2.381cm" fo:break-before="auto" style:use-optimal-row-height="false"/>
    </style:style>
    <style:style style:name="ro41" style:family="table-row">
      <style:table-row-properties style:row-height="2.672cm" fo:break-before="auto" style:use-optimal-row-height="false"/>
    </style:style>
    <style:style style:name="ro37" style:family="table-row">
      <style:table-row-properties style:row-height="0.556cm" fo:break-before="auto" style:use-optimal-row-height="false"/>
    </style:style>
    <style:style style:name="ro38" style:family="table-row">
      <style:table-row-properties style:row-height="0.529cm" fo:break-before="auto" style:use-optimal-row-height="false"/>
    </style:style>
    <style:style style:name="ro5" style:family="table-row">
      <style:table-row-properties style:row-height="2.461cm" fo:break-before="auto" style:use-optimal-row-height="false"/>
    </style:style>
    <style:style style:name="ro6" style:family="table-row">
      <style:table-row-properties style:row-height="2.646cm" fo:break-before="auto" style:use-optimal-row-height="false"/>
    </style:style>
    <style:style style:name="ro7" style:family="table-row">
      <style:table-row-properties style:row-height="2.858cm" fo:break-before="auto" style:use-optimal-row-height="false"/>
    </style:style>
    <style:style style:name="ro8" style:family="table-row">
      <style:table-row-properties style:row-height="3.413cm" fo:break-before="auto" style:use-optimal-row-height="false"/>
    </style:style>
    <style:style style:name="ro9" style:family="table-row">
      <style:table-row-properties style:row-height="2.274cm" fo:break-before="auto" style:use-optimal-row-height="true"/>
    </style:style>
    <style:style style:name="ro10" style:family="table-row">
      <style:table-row-properties style:row-height="2.937cm" fo:break-before="auto" style:use-optimal-row-height="false"/>
    </style:style>
    <style:style style:name="ro11" style:family="table-row">
      <style:table-row-properties style:row-height="6.523cm" fo:break-before="auto" style:use-optimal-row-height="true"/>
    </style:style>
    <style:style style:name="ro12" style:family="table-row">
      <style:table-row-properties style:row-height="2.06cm" fo:break-before="auto" style:use-optimal-row-height="true"/>
    </style:style>
    <style:style style:name="ro13" style:family="table-row">
      <style:table-row-properties style:row-height="6.884cm" fo:break-before="auto" style:use-optimal-row-height="true"/>
    </style:style>
    <style:style style:name="ro14" style:family="table-row">
      <style:table-row-properties style:row-height="2.678cm" fo:break-before="auto" style:use-optimal-row-height="true"/>
    </style:style>
    <style:style style:name="ro15" style:family="table-row">
      <style:table-row-properties style:row-height="2.72cm" fo:break-before="auto" style:use-optimal-row-height="true"/>
    </style:style>
    <style:style style:name="ro16" style:family="table-row">
      <style:table-row-properties style:row-height="3.784cm" fo:break-before="auto" style:use-optimal-row-height="false"/>
    </style:style>
    <style:style style:name="ro17" style:family="table-row">
      <style:table-row-properties style:row-height="2.868cm" fo:break-before="auto" style:use-optimal-row-height="true"/>
    </style:style>
    <style:style style:name="ro18" style:family="table-row">
      <style:table-row-properties style:row-height="3.845cm" fo:break-before="auto" style:use-optimal-row-height="true"/>
    </style:style>
    <style:style style:name="ro19" style:family="table-row">
      <style:table-row-properties style:row-height="4.08cm" fo:break-before="auto" style:use-optimal-row-height="true"/>
    </style:style>
    <style:style style:name="ro20" style:family="table-row">
      <style:table-row-properties style:row-height="5.269cm" fo:break-before="auto" style:use-optimal-row-height="true"/>
    </style:style>
    <style:style style:name="ro21" style:family="table-row">
      <style:table-row-properties style:row-height="3.096cm" fo:break-before="auto" style:use-optimal-row-height="false"/>
    </style:style>
    <style:style style:name="ro22" style:family="table-row">
      <style:table-row-properties style:row-height="3.272cm" fo:break-before="auto" style:use-optimal-row-height="true"/>
    </style:style>
    <style:style style:name="ro23" style:family="table-row">
      <style:table-row-properties style:row-height="3.888cm" fo:break-before="auto" style:use-optimal-row-height="true"/>
    </style:style>
    <style:style style:name="ro24" style:family="table-row">
      <style:table-row-properties style:row-height="6.332cm" fo:break-before="auto" style:use-optimal-row-height="true"/>
    </style:style>
    <style:style style:name="ro25" style:family="table-row">
      <style:table-row-properties style:row-height="2.464cm" fo:break-before="auto" style:use-optimal-row-height="true"/>
    </style:style>
    <style:style style:name="ro26" style:family="table-row">
      <style:table-row-properties style:row-height="3.676cm" fo:break-before="auto" style:use-optimal-row-height="true"/>
    </style:style>
    <style:style style:name="ro27" style:family="table-row">
      <style:table-row-properties style:row-height="3.57cm" fo:break-before="auto" style:use-optimal-row-height="true"/>
    </style:style>
    <style:style style:name="ro28" style:family="table-row">
      <style:table-row-properties style:row-height="4.42cm" fo:break-before="auto" style:use-optimal-row-height="true"/>
    </style:style>
    <style:style style:name="ro29" style:family="table-row">
      <style:table-row-properties style:row-height="5.184cm" fo:break-before="auto" style:use-optimal-row-height="true"/>
    </style:style>
    <style:style style:name="ro30" style:family="table-row">
      <style:table-row-properties style:row-height="3.08cm" fo:break-before="auto" style:use-optimal-row-height="true"/>
    </style:style>
    <style:style style:name="ro31" style:family="table-row">
      <style:table-row-properties style:row-height="2.633cm" fo:break-before="auto" style:use-optimal-row-height="true"/>
    </style:style>
    <style:style style:name="ro32" style:family="table-row">
      <style:table-row-properties style:row-height="3.528cm" fo:break-before="auto" style:use-optimal-row-height="true"/>
    </style:style>
    <style:style style:name="ro33" style:family="table-row">
      <style:table-row-properties style:row-height="4.484cm" fo:break-before="auto" style:use-optimal-row-height="true"/>
    </style:style>
    <style:style style:name="ro34" style:family="table-row">
      <style:table-row-properties style:row-height="4.695cm" fo:break-before="auto" style:use-optimal-row-height="true"/>
    </style:style>
    <style:style style:name="ro35" style:family="table-row">
      <style:table-row-properties style:row-height="4.165cm" fo:break-before="auto" style:use-optimal-row-height="true"/>
    </style:style>
    <style:style style:name="ro36" style:family="table-row">
      <style:table-row-properties style:row-height="5.099cm" fo:break-before="auto" style:use-optimal-row-height="false"/>
    </style:style>
    <style:style style:name="ro39" style:family="table-row">
      <style:table-row-properties style:row-height="4.888cm" fo:break-before="auto" style:use-optimal-row-height="true"/>
    </style:style>
    <style:style style:name="ro42" style:family="table-row">
      <style:table-row-properties style:row-height="5.313cm" fo:break-before="auto" style:use-optimal-row-height="true"/>
    </style:style>
    <style:style style:name="ro43" style:family="table-row">
      <style:table-row-properties style:row-height="5.715cm" fo:break-before="auto" style:use-optimal-row-height="true"/>
    </style:style>
    <style:style style:name="ro44" style:family="table-row">
      <style:table-row-properties style:row-height="5.299cm" fo:break-before="auto" style:use-optimal-row-height="true"/>
    </style:style>
    <style:style style:name="ro45" style:family="table-row">
      <style:table-row-properties style:row-height="0.452cm" fo:break-before="auto" style:use-optimal-row-height="false"/>
    </style:style>
    <style:style style:name="ta2" style:family="table" style:master-page-name="PageStyle_5f_Results">
      <style:table-properties table:display="true" style:writing-mode="lr-tb"/>
    </style:style>
    <style:style style:name="ta3" style:family="table" style:master-page-name="PageStyle_5f_TestCases">
      <style:table-properties table:display="true" style:writing-mode="lr-tb"/>
    </style:style>
    <style:style style:name="ce162" style:family="table-cell" style:parent-style-name="Default">
      <style:table-cell-properties fo:background-color="#b7e1c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6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64" style:family="table-cell" style:parent-style-name="Default">
      <style:table-cell-properties fo:wrap-option="wrap"/>
    </style:style>
    <style:style style:name="ce165" style:family="table-cell" style:parent-style-name="Default" style:data-style-name="N2">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1155cc" style:text-outline="false" style:text-line-through-style="none" style:text-line-through-type="none" style:font-name="Inconsolat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6" style:family="table-cell" style:parent-style-name="Default" style:data-style-name="N2">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67" style:family="table-cell" style:parent-style-name="Default">
      <style:table-cell-properties fo:background-color="#b7e1c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68" style:family="table-cell" style:parent-style-name="Default" style:data-style-name="N2">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Inconsolat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table-cell-properties fo:wrap-option="wrap" style:vertical-align="middle"/>
    </style:style>
    <style:style style:name="ce170" style:family="table-cell" style:parent-style-name="Default">
      <style:table-cell-properties fo:background-color="#b7e1c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71"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map style:condition="cell-content-is-between(0,25)" style:apply-style-name="ConditionalStyle_5f_4" style:base-cell-address="Results.I2"/>
      <style:map style:condition="cell-content-is-between(26,50)" style:apply-style-name="ConditionalStyle_5f_3" style:base-cell-address="Results.I2"/>
      <style:map style:condition="cell-content-is-between(51,75)" style:apply-style-name="ConditionalStyle_5f_2" style:base-cell-address="Results.I2"/>
      <style:map style:condition="cell-content-is-between(76,100)" style:apply-style-name="ConditionalStyle_5f_1" style:base-cell-address="Results.I2"/>
    </style:style>
    <style:style style:name="ce2"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order-bottom="none" style:diagonal-bl-tr="none" style:diagonal-tl-br="none" fo:wrap-option="wrap" fo:border-left="0.74pt solid #000000" fo:border-right="0.74pt solid #000000" style:rotation-align="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74pt solid #000000" style:diagonal-bl-tr="none" style:diagonal-tl-br="none" fo:wrap-option="wrap" fo:border-left="0.74pt solid #000000" fo:border-right="0.74pt solid #000000" style:rotation-align="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fo:background-color="#81d41a"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fo:border-bottom="0.74pt solid #000000" style:diagonal-bl-tr="none" style:diagonal-tl-br="none" style:text-align-source="fix" style:repeat-content="false" fo:wrap-option="wrap" fo:border-left="0.74pt solid #000000" fo:border-right="0.74pt solid #000000" style:rotation-align="none" fo:border-top="none"/>
      <style:paragraph-properties fo:text-align="center" fo:margin-left="0cm"/>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 style:family="table-cell" style:parent-style-name="Default">
      <style:table-cell-properties style:diagonal-bl-tr="none" style:diagonal-tl-br="none" fo:wrap-option="wrap" fo:border="0.74pt solid #000000"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ackground-color="#81d41a"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fo:background-color="#e0c2cd" style:diagonal-bl-tr="none" style:diagonal-tl-br="none" fo:wrap-option="wrap" fo:border="0.74pt solid #000000" style:rotation-align="none" style:vertical-align="middl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2"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ff4000" style:diagonal-bl-tr="none" style:diagonal-tl-br="none" fo:wrap-option="wrap" fo:border="0.74pt solid #000000" style:rotation-align="none" style:vertical-align="middl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b2b2b2"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fo:background-color="#ffbf00"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fo:background-color="#ffbf00"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fo:background-color="#ffbf00"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text-align-source="value-type" style:repeat-content="false" fo:wrap-option="wrap" style:vertical-align="middle"/>
      <style:paragraph-properties fo:margin-left="0cm"/>
      <style:text-properties style:font-name="Arial2"/>
    </style:style>
    <style:style style:name="ce28" style:family="table-cell" style:parent-style-name="Default">
      <style:table-cell-properties fo:wrap-option="wrap"/>
      <style:text-properties style:font-name="Arial2"/>
    </style:style>
    <style:style style:name="ce29" style:family="table-cell" style:parent-style-name="Default">
      <style:text-properties style:font-name="Arial2"/>
    </style:style>
    <style:style style:name="ce41"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fo:background-color="#e0c2c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fo:background-color="#ff4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fo:background-color="#b2b2b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ackground-color="#ffb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fo:background-color="#ffff00" fo:wrap-option="wrap"/>
      <style:text-properties style:font-name="Arial2" fo:font-size="10pt" style:font-size-asian="10pt" style:font-size-complex="10pt"/>
    </style:style>
    <style:style style:name="ce56"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fo:background-color="#e0c2cd"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fo:background-color="#ff40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ackground-color="#b2b2b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ackground-color="#ffb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fo:background-color="#d9ead3"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Arial2"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Verdana"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d9ead3"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9"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8"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Verdana" fo:font-size="10pt" fo:language="en" fo:country="US" fo:font-style="normal" fo:text-shadow="none" style:text-underline-style="none" fo:font-weight="normal" style:font-name-asian="Arial3"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0"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1" fo:font-size="10pt" fo:language="en" fo:country="US" fo:font-style="normal" fo:text-shadow="none" style:text-underline-style="none" fo:font-weight="normal" style:font-name-asian="Calibri" style:font-size-asian="10pt" style:language-asian="en" style:country-asian="US" style:font-style-asian="normal" style:font-weight-asian="normal" style:font-name-complex="Arial1" style:font-size-complex="10pt" style:language-complex="ar" style:country-complex="SA" style:font-style-complex="normal" style:font-weight-complex="normal"/>
    </style:style>
    <style:style style:name="ce114"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start" fo:margin-left="0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7"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1" fo:font-size="10pt" fo:language="en" fo:country="US" fo:font-style="normal" fo:text-shadow="none" style:text-underline-style="none" fo:font-weight="normal" style:font-name-asian="Arial3" style:font-size-asian="10pt" style:language-asian="en" style:country-asian="US" style:font-style-asian="normal" style:font-weight-asian="normal" style:font-name-complex="Arial1" style:font-size-complex="10pt" style:language-complex="ar" style:country-complex="SA" style:font-style-complex="normal" style:font-weight-complex="normal"/>
    </style:style>
    <style:style style:name="ce120" style:family="table-cell" style:parent-style-name="Default">
      <style:table-cell-properties fo:wrap-option="wrap" style:vertical-align="middle"/>
      <style:text-properties style:font-name="Arial2"/>
    </style:style>
    <style:style style:name="ce116" style:family="table-cell" style:parent-style-name="Default">
      <style:table-cell-properties fo:background-color="#d9ead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size-complex="14pt" style:font-style-complex="normal" style:font-weight-complex="normal"/>
      <style:map style:condition="cell-content()=&quot;Pass&quot;" style:apply-style-name="ConditionalStyle_5f_7" style:base-cell-address="TestCases.J2"/>
      <style:map style:condition="cell-content()=&quot;Fail&quot;" style:apply-style-name="ConditionalStyle_5f_6" style:base-cell-address="TestCases.J2"/>
    </style:style>
    <style:style style:name="ce125"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quot;Pass&quot;" style:apply-style-name="ConditionalStyle_5f_7" style:base-cell-address="TestCases.J2"/>
      <style:map style:condition="cell-content()=&quot;Fail&quot;" style:apply-style-name="ConditionalStyle_5f_6" style:base-cell-address="TestCases.J2"/>
    </style:style>
    <style:style style:name="ce126" style:family="table-cell" style:parent-style-name="Default">
      <style:table-cell-properties style:diagonal-bl-tr="none" style:diagonal-tl-br="none" style:text-align-source="fix" style:repeat-content="false" fo:background-color="transparent"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quot;Pass&quot;" style:apply-style-name="ConditionalStyle_5f_7" style:base-cell-address="TestCases.J2"/>
      <style:map style:condition="cell-content()=&quot;Fail&quot;" style:apply-style-name="ConditionalStyle_5f_6" style:base-cell-address="TestCases.J2"/>
    </style:style>
    <style:style style:name="ce127" style:family="table-cell" style:parent-style-name="Default">
      <style:table-cell-properties style:text-align-source="fix" style:repeat-content="false" fo:wrap-option="wrap" style:vertical-align="middle"/>
      <style:paragraph-properties fo:text-align="center" fo:margin-left="0cm"/>
      <style:text-properties style:font-name="Arial2" fo:font-size="14pt" style:font-size-asian="14pt" style:font-size-complex="14pt"/>
    </style:style>
    <style:style style:name="ce133" style:family="table-cell" style:parent-style-name="Default">
      <style:table-cell-properties style:text-align-source="fix" style:repeat-content="false" style:vertical-align="middle"/>
      <style:paragraph-properties fo:text-align="center" fo:margin-left="0cm"/>
      <style:text-properties style:font-name="Arial2" fo:font-size="14pt" style:font-size-asian="14pt" style:font-size-complex="14pt"/>
    </style:style>
    <style:style style:name="ce88"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4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46" style:family="table-cell" style:parent-style-name="Default">
      <style:table-cell-properties style:vertical-align="bottom"/>
      <style:text-properties style:font-name="Arial2" fo:font-size="14pt" style:font-size-asian="14pt" style:font-size-complex="14pt"/>
    </style:style>
    <style:style style:name="ce129" style:family="table-cell" style:parent-style-name="Default">
      <style:table-cell-properties style:text-align-source="fix" style:repeat-content="false" fo:wrap-option="wrap"/>
      <style:paragraph-properties fo:text-align="center" fo:margin-left="0cm"/>
      <style:text-properties style:font-name="Arial2"/>
    </style:style>
    <style:style style:name="ce130" style:family="table-cell" style:parent-style-name="Default">
      <style:table-cell-properties fo:background-color="transparent" fo:wrap-option="wrap"/>
      <style:text-properties style:font-name="Arial2"/>
    </style:style>
    <style:style style:name="ce174" style:family="table-cell" style:parent-style-name="Default">
      <style:table-cell-properties fo:background-color="#b7e1c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7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76" style:family="table-cell" style:parent-style-name="Default">
      <style:table-cell-properties fo:wrap-option="wrap"/>
    </style:style>
    <style:style style:name="ce177" style:family="table-cell" style:parent-style-name="Default" style:data-style-name="N2">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1155cc" style:text-outline="false" style:text-line-through-style="none" style:text-line-through-type="none" style:font-name="Inconsolat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8" style:family="table-cell" style:parent-style-name="Default" style:data-style-name="N2">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79" style:family="table-cell" style:parent-style-name="Default">
      <style:table-cell-properties fo:background-color="#b7e1c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80" style:family="table-cell" style:parent-style-name="Default" style:data-style-name="N2">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Inconsolat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1" style:family="table-cell" style:parent-style-name="Default">
      <style:table-cell-properties fo:wrap-option="wrap" style:vertical-align="middle"/>
    </style:style>
    <style:style style:name="ce182" style:family="table-cell" style:parent-style-name="Default">
      <style:table-cell-properties fo:background-color="#b7e1c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83"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map style:condition="cell-content-is-between(0,25)" style:apply-style-name="ConditionalStyle_5f_4" style:base-cell-address="Results.I2"/>
      <style:map style:condition="cell-content-is-between(26,50)" style:apply-style-name="ConditionalStyle_5f_3" style:base-cell-address="Results.I2"/>
      <style:map style:condition="cell-content-is-between(51,75)" style:apply-style-name="ConditionalStyle_5f_2" style:base-cell-address="Results.I2"/>
      <style:map style:condition="cell-content-is-between(76,100)" style:apply-style-name="ConditionalStyle_5f_1" style:base-cell-address="Results.I2"/>
    </style:style>
    <style:style style:name="T1" style:family="text">
      <style:text-properties fo:color="#000000" style:font-name="Arial"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Arial"/>
    </style:style>
    <style:style style:name="T4" style:family="text">
      <style:text-properties style:font-name="Arial"/>
    </style:style>
    <style:style style:name="T5" style:family="text">
      <style:text-properties fo:color="#000000"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00000" style:font-name="Verdana"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000000"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style:style>
    <style:style style:name="T8" style:family="text">
      <style:text-properties fo:color="#000000"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font-name="Verdana"/>
    </style:style>
    <style:style style:name="T9" style:family="text">
      <style:text-properties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color="#202124" style:font-name="Verdana" fo:font-size="10pt" fo:language="en" fo:country="US" style:language-asian="zh" style:country-asian="CN" style:language-complex="hi" style:country-complex="IN" style:font-name-asian="Roboto" style:font-name-complex="Roboto" style:font-size-asian="10pt" style:font-size-complex="10pt"/>
    </style:style>
    <style:style style:name="T11" style:family="text">
      <style:text-properties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size-asian="10pt" style:font-size-complex="10pt"/>
    </style:style>
    <style:style style:name="T13" style:family="text">
      <style:text-propertie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fo:color="#202124" fo:language="en" fo:country="US" style:font-name-asian="Roboto" style:font-name-complex="Roboto"/>
    </style:style>
    <style:style style:name="T14" style:family="text">
      <style:text-properties fo:color="#000000"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en" fo:country="US" style:font-name-asian="Arial"/>
    </style:style>
    <style:style style:name="T15" style:family="text">
      <style:text-properties fo:color="#000000" fo:font-weight="normal" style:text-underline-style="none" style:text-underline-color="font-color" style:text-line-through-type="none" fo:font-style="normal" style:text-outline="false" fo:text-shadow="none" style:text-emphasize="none" fo:font-size="10pt" style:font-size-asian="10pt" style:font-size-complex="10pt" style:letter-kerning="true" fo:language="en" fo:country="US" style:language-asian="en" style:country-asian="US" style:language-complex="ar" style:country-complex="SA" style:font-name-asian="Calibri" style:font-name-complex="Arial"/>
    </style:style>
    <style:style style:name="T16" style:family="text">
      <style:text-properties fo:color="#000000" style:font-name="Arial" fo:font-size="10pt" style:text-line-through-type="none" fo:language="en" fo:country="US" style:language-asian="zh" style:country-asian="CN" style:language-complex="hi" style:country-complex="IN" style:font-name-asian="Arial" style:font-name-complex="Arial" style:font-size-asian="10pt" style:font-size-complex="10pt"/>
    </style:style>
    <style:style style:name="T17"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en" fo:country="US" style:font-name-asian="Arial"/>
    </style:style>
    <style:style style:name="T18" style:family="text">
      <style:text-properties fo:color="#132322" style:font-name="Arial" fo:font-size="9pt" style:letter-kerning="false" fo:language="en" fo:country="US" style:language-asian="en" style:country-asian="US" style:language-complex="ar" style:country-complex="SA" style:font-name-asian="Times New Roman" style:font-name-complex="DM Mono" style:font-size-asian="9pt" style:font-size-complex="9pt"/>
    </style:style>
    <style:style style:name="T19" style:family="text">
      <style:text-properties style:font-name="Arial" fo:font-size="9pt" fo:language="en" fo:country="US" style:language-asian="en" style:country-asian="US" style:language-complex="ar" style:country-complex="SA" style:font-name-asian="Times New Roman" style:font-name-complex="DM Sans" style:font-size-asian="9pt" style:font-size-complex="9pt"/>
    </style:style>
    <style:style style:name="T20" style:family="text">
      <style:text-properties style:text-underline-style="none" style:text-underline-color="font-color" style:text-line-through-type="none" fo:font-style="normal" style:text-outline="false" fo:text-shadow="none" style:letter-kerning="false" style:text-line-through-mode="continuous" fo:language="en" fo:country="US" style:language-asian="en" style:country-asian="US" style:language-complex="ar" style:country-complex="SA" style:font-name-asian="Times New Roman" style:font-name-complex="DM Mono"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text-underline-style="none" style:text-underline-color="font-color" style:text-line-through-type="none" fo:font-style="normal" style:text-outline="false" fo:text-shadow="none" style:text-line-through-mode="continuous" fo:language="en" fo:country="US" style:language-asian="en" style:country-asian="US" style:language-complex="ar" style:country-complex="SA" style:font-name-asian="Times New Roman" style:font-name-complex="DM Sans"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fo:color="#202124" style:font-name="Verdana" fo:language="en" fo:country="US" style:font-name-asian="Roboto" style:font-name-complex="Roboto"/>
    </style:style>
    <style:style style:name="T23" style:family="text">
      <style:text-properties fo:color="#000000" fo:font-weight="normal" style:text-underline-style="none" style:text-underline-color="font-color" style:text-line-through-type="none" fo:font-style="normal" style:text-outline="false" fo:text-shadow="none" style:text-emphasize="none" fo:font-size="10pt" style:font-size-asian="10pt" style:font-size-complex="10pt" style:letter-kerning="true" fo:language="en" fo:country="US" style:language-asian="en" style:country-asian="US" style:language-complex="ar" style:country-complex="SA" style:font-name-asian="Arial" style:font-name-complex="Arial"/>
    </style:style>
    <style:style style:name="T24" style:family="text">
      <style:text-properties fo:color="#132322" style:font-name="Arial" fo:font-size="9pt" fo:font-weight="normal" style:text-underline-style="none" style:text-underline-color="font-color" style:text-line-through-type="none" fo:font-style="normal" style:text-outline="false" fo:text-shadow="none" style:letter-kerning="false" style:text-line-through-mode="continuous" fo:language="en" fo:country="US" style:language-asian="en" style:country-asian="US" style:language-complex="ar" style:country-complex="SA" style:font-name-asian="Times New Roman" style:font-name-complex="DM Mono"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color="#000000" style:font-name="Arial" fo:font-size="9pt" fo:font-weight="normal" style:text-underline-style="none" style:text-underline-color="font-color" style:text-line-through-type="none" fo:font-style="normal" style:text-outline="false" fo:text-shadow="none" style:text-line-through-mode="continuous" fo:language="en" fo:country="US" style:language-asian="en" style:country-asian="US" style:language-complex="ar" style:country-complex="SA" style:font-name-asian="Times New Roman" style:font-name-complex="DM Sans"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color="#000000" style:font-name="Arial" fo:font-size="10pt" fo:font-weight="normal" style:text-underline-style="none" style:text-underline-color="font-color" style:text-line-through-type="none" fo:font-style="normal" style:text-outline="false" fo:text-shadow="none" style:letter-kerning="false" style:text-line-through-mode="continuous" fo:language="en" fo:country="US" style:language-asian="en" style:country-asian="US" style:language-complex="ar" style:country-complex="SA" style:font-name-asian="Times New Roman" style:font-name-complex="DM Mono"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en" style:country-asian="US" style:language-complex="ar" style:country-complex="SA" style:font-name-asian="Times New Roman" style:font-name-complex="DM Sans" style:font-size-asian="9pt" style:font-size-complex="9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stCases" table:style-name="ta3">
        <office:forms form:automatic-focus="false" form:apply-design-mode="false"/>
        <table:table-column table:style-name="co10" table:default-cell-style-name="ce29"/>
        <table:table-column table:style-name="co20" table:default-cell-style-name="ce29"/>
        <table:table-column table:style-name="co21" table:default-cell-style-name="ce29"/>
        <table:table-column table:style-name="co22" table:number-columns-repeated="2" table:default-cell-style-name="ce29"/>
        <table:table-column table:style-name="co23" table:default-cell-style-name="ce29"/>
        <table:table-column table:style-name="co24" table:default-cell-style-name="ce29"/>
        <table:table-column table:style-name="co25" table:default-cell-style-name="ce29"/>
        <table:table-column table:style-name="co26" table:default-cell-style-name="ce120"/>
        <table:table-column table:style-name="co27" table:default-cell-style-name="ce133"/>
        <table:table-column table:style-name="co28" table:default-cell-style-name="ce146"/>
        <table:table-column table:style-name="co11" table:number-columns-repeated="1013" table:default-cell-style-name="ce29"/>
        <table:table-row table:style-name="ro5">
          <table:table-cell table:style-name="ce2" office:value-type="string" calcext:value-type="string">
            <text:p>Test Suite/Scenario</text:p>
          </table:table-cell>
          <table:table-cell table:style-name="ce2" office:value-type="string" calcext:value-type="string">
            <text:p>TestCaseID</text:p>
          </table:table-cell>
          <table:table-cell table:style-name="ce2" office:value-type="string" calcext:value-type="string">
            <text:p><text:span text:style-name="T1">TestCase – </text:span>Title</text:p>
          </table:table-cell>
          <table:table-cell table:style-name="ce78" office:value-type="string" calcext:value-type="string">
            <text:p>Priority</text:p>
          </table:table-cell>
          <table:table-cell table:style-name="ce102" office:value-type="string" calcext:value-type="string">
            <text:p>Automated</text:p>
          </table:table-cell>
          <table:table-cell table:style-name="ce2" office:value-type="string" calcext:value-type="string">
            <text:p>Test Steps</text:p>
          </table:table-cell>
          <table:table-cell table:style-name="ce2" office:value-type="string" calcext:value-type="string">
            <text:p>Test Data</text:p>
          </table:table-cell>
          <table:table-cell table:style-name="ce2" office:value-type="string" calcext:value-type="string">
            <text:p>Expected Result</text:p>
          </table:table-cell>
          <table:table-cell table:style-name="ce2" office:value-type="string" calcext:value-type="string">
            <text:p>Actual Result</text:p>
          </table:table-cell>
          <table:table-cell table:style-name="ce116" office:value-type="string" calcext:value-type="string">
            <text:p>Pass/Fail/Blocked</text:p>
          </table:table-cell>
          <table:table-cell table:style-name="ce88" office:value-type="string" calcext:value-type="string">
            <text:p>BUG ID</text:p>
          </table:table-cell>
          <table:table-cell table:number-columns-repeated="1013"/>
        </table:table-row>
        <table:table-row table:style-name="ro6">
          <table:table-cell table:style-name="ce3" office:value-type="string" calcext:value-type="string" table:number-columns-spanned="1" table:number-rows-spanned="7">
            <text:p>Login button</text:p>
          </table:table-cell>
          <table:table-cell table:style-name="ce41" office:value-type="float" office:value="1" calcext:value-type="float">
            <text:p>1</text:p>
          </table:table-cell>
          <table:table-cell table:style-name="ce55" office:value-type="string" calcext:value-type="string">
            <text:p>Field “Username” and “Password” <text:s/>with valid data</text:p>
          </table:table-cell>
          <table:table-cell table:style-name="ce79" office:value-type="string" calcext:value-type="string">
            <text:p>P1</text:p>
          </table:table-cell>
          <table:table-cell table:style-name="ce79"/>
          <table:table-cell table:style-name="ce49" office:value-type="string" calcext:value-type="string">
            <text:p><text:span text:style-name="T3">1. access site </text:span><text:span text:style-name="T3"><text:a xlink:href="http://www.saucedemo.com/" xlink:type="simple">www.saucedemo.com</text:a></text:span><text:span text:style-name="T3"> in Chrome </text:span></text:p>
            <text:p><text:span text:style-name="T4">2. insert valid data in field “Username”</text:span></text:p>
            <text:p><text:span text:style-name="T2">3. insert valid data in field “Password”</text:span></text:p>
            <text:p><text:span text:style-name="T2">4. press “Login” button</text:span></text:p>
          </table:table-cell>
          <table:table-cell table:style-name="ce105" office:value-type="string" calcext:value-type="string">
            <text:p>Username: standard_user</text:p>
            <text:p>Password: secret_sauce</text:p>
          </table:table-cell>
          <table:table-cell table:number-columns-repeated="2" table:style-name="ce104" office:value-type="string" calcext:value-type="string">
            <text:p>The user is redirected to Home page</text:p>
          </table:table-cell>
          <table:table-cell table:style-name="ce117" office:value-type="string" calcext:value-type="string">
            <text:p>Pass</text:p>
          </table:table-cell>
          <table:table-cell table:style-name="ce122"/>
          <table:table-cell table:number-columns-repeated="1013"/>
        </table:table-row>
        <table:table-row table:style-name="ro7">
          <table:covered-table-cell table:style-name="ce7"/>
          <table:table-cell table:style-name="ce41" table:formula="of:=SUM([.$B2];1)" office:value-type="float" office:value="2" calcext:value-type="float">
            <text:p>2</text:p>
          </table:table-cell>
          <table:table-cell table:style-name="ce56" office:value-type="string" calcext:value-type="string">
            <text:p>Field “Username” with valid data and field “Password” invalid </text:p>
          </table:table-cell>
          <table:table-cell table:style-name="ce79" office:value-type="string" calcext:value-type="string">
            <text:p>P1</text:p>
          </table:table-cell>
          <table:table-cell table:style-name="ce79"/>
          <table:table-cell table:style-name="ce105"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invalid data in field “Password”</text:span></text:p>
            <text:p><text:span text:style-name="T5">4. press “Login” button</text:span></text:p>
          </table:table-cell>
          <table:table-cell table:style-name="ce105" office:value-type="string" calcext:value-type="string">
            <text:p><text:span text:style-name="T2">Username: standard_user</text:span></text:p>
            <text:p><text:span text:style-name="T2">Password: 123</text:span></text:p>
          </table:table-cell>
          <table:table-cell table:style-name="ce104" office:value-type="string" calcext:value-type="string">
            <text:p>Login button returns the message: <text:span text:style-name="T10">Epic sadface: Username and password do not match any user in this service</text:span></text:p>
          </table:table-cell>
          <table:table-cell table:style-name="ce104" office:value-type="string" calcext:value-type="string">
            <text:p><text:span text:style-name="T2">Login button returns the message: </text:span><text:span text:style-name="T22">Epic sadface: Username and password do not match any user in this service</text:span></text:p>
          </table:table-cell>
          <table:table-cell table:style-name="ce117" office:value-type="string" calcext:value-type="string">
            <text:p>Pass</text:p>
          </table:table-cell>
          <table:table-cell table:style-name="ce122"/>
          <table:table-cell table:number-columns-repeated="1013"/>
        </table:table-row>
        <table:table-row table:style-name="ro8">
          <table:covered-table-cell table:style-name="ce8"/>
          <table:table-cell table:style-name="ce41" table:formula="of:=SUM([.$B3];1)" office:value-type="float" office:value="3" calcext:value-type="float">
            <text:p>3</text:p>
          </table:table-cell>
          <table:table-cell table:style-name="ce56" office:value-type="string" calcext:value-type="string">
            <text:p>Field “Username” with valid data and field “Password” empty</text:p>
          </table:table-cell>
          <table:table-cell table:style-name="ce79" office:value-type="string" calcext:value-type="string">
            <text:p>P1</text:p>
          </table:table-cell>
          <table:table-cell table:style-name="ce79"/>
          <table:table-cell table:style-name="ce105"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leave empty the field “Password”</text:span></text:p>
            <text:p><text:span text:style-name="T5">4. press “Login” button</text:span></text:p>
          </table:table-cell>
          <table:table-cell table:style-name="ce105" office:value-type="string" calcext:value-type="string">
            <text:p><text:span text:style-name="T2">Username: standard_user</text:span></text:p>
            <text:p><text:span text:style-name="T5">Password: no data, empty field</text:span></text:p>
          </table:table-cell>
          <table:table-cell table:style-name="ce68" office:value-type="string" calcext:value-type="string">
            <text:p><text:span text:style-name="T11">Login button returns the message: </text:span><text:span text:style-name="T12">Epic sadface: Password is required</text:span></text:p>
          </table:table-cell>
          <table:table-cell table:style-name="ce112" office:value-type="string" calcext:value-type="string">
            <text:p><text:span text:style-name="T5">Login button returns the message: </text:span><text:span text:style-name="T14">Epic sadface: Password is required</text:span></text:p>
          </table:table-cell>
          <table:table-cell table:style-name="ce117" office:value-type="string" calcext:value-type="string">
            <text:p>Pass</text:p>
          </table:table-cell>
          <table:table-cell table:style-name="ce122"/>
          <table:table-cell table:number-columns-repeated="1013"/>
        </table:table-row>
        <table:table-row table:style-name="ro9">
          <table:covered-table-cell table:style-name="ce13"/>
          <table:table-cell table:style-name="ce41" table:formula="of:=SUM([.$B4];1)" office:value-type="float" office:value="4" calcext:value-type="float">
            <text:p>4</text:p>
          </table:table-cell>
          <table:table-cell table:style-name="ce56" office:value-type="string" calcext:value-type="string">
            <text:p>Field “Username” with invalid data and field “Password” with valid data </text:p>
          </table:table-cell>
          <table:table-cell table:style-name="ce79" office:value-type="string" calcext:value-type="string">
            <text:p>P1</text:p>
          </table:table-cell>
          <table:table-cell table:style-name="ce79"/>
          <table:table-cell table:style-name="ce105"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invalid data in field “Username”</text:span></text:p>
            <text:p><text:span text:style-name="T5">3. insert valid data in field “Password”</text:span></text:p>
            <text:p><text:span text:style-name="T5">4. press “Login” button</text:span></text:p>
          </table:table-cell>
          <table:table-cell table:style-name="ce105" office:value-type="string" calcext:value-type="string">
            <text:p><text:span text:style-name="T5">Username: Ana</text:span></text:p>
            <text:p><text:span text:style-name="T2">Password: secret_sauce</text:span></text:p>
          </table:table-cell>
          <table:table-cell table:style-name="ce112" office:value-type="string" calcext:value-type="string">
            <text:p><text:span text:style-name="T5">Login button returns the message: </text:span><text:span text:style-name="T13">Epic sadface: Username and password do not match any user in this service</text:span></text:p>
          </table:table-cell>
          <table:table-cell table:style-name="ce72" office:value-type="string" calcext:value-type="string">
            <text:p><text:span text:style-name="T5">Login button returns the message: </text:span><text:span text:style-name="T13">Epic sadface: Username and password do not match any user in this service</text:span></text:p>
          </table:table-cell>
          <table:table-cell table:style-name="ce117" office:value-type="string" calcext:value-type="string">
            <text:p>Pass</text:p>
          </table:table-cell>
          <table:table-cell table:style-name="ce122"/>
          <table:table-cell table:number-columns-repeated="1013"/>
        </table:table-row>
        <table:table-row table:style-name="ro10">
          <table:covered-table-cell table:style-name="ce13"/>
          <table:table-cell table:style-name="ce41" table:formula="of:=SUM([.$B5];1)" office:value-type="float" office:value="5" calcext:value-type="float">
            <text:p>5</text:p>
          </table:table-cell>
          <table:table-cell table:style-name="ce56" office:value-type="string" calcext:value-type="string">
            <text:p>Field “Username” empty and field “Password” with valid data</text:p>
          </table:table-cell>
          <table:table-cell table:style-name="ce79" office:value-type="string" calcext:value-type="string">
            <text:p>P1</text:p>
          </table:table-cell>
          <table:table-cell table:style-name="ce79"/>
          <table:table-cell table:style-name="ce105" office:value-type="string" calcext:value-type="string">
            <text:p><text:span text:style-name="T2">1. access site </text:span><text:span text:style-name="T2"><text:a xlink:href="http://www.saucedemo.com/" xlink:type="simple">www.saucedemo.com</text:a></text:span><text:span text:style-name="T2"> in Chrome </text:span></text:p>
            <text:p><text:span text:style-name="T5">2. leave empty the field “Username”</text:span></text:p>
            <text:p><text:span text:style-name="T5">3. insert valid data in field “Password”</text:span></text:p>
            <text:p><text:span text:style-name="T5">4. press “Login” button</text:span></text:p>
          </table:table-cell>
          <table:table-cell table:style-name="ce105" office:value-type="string" calcext:value-type="string">
            <text:p><text:span text:style-name="T5">Username: no data, empty field</text:span></text:p>
            <text:p><text:span text:style-name="T2">Password: secret_sauce</text:span></text:p>
          </table:table-cell>
          <table:table-cell table:style-name="ce112" office:value-type="string" calcext:value-type="string">
            <text:p><text:span text:style-name="T5">Login button returns the message: </text:span><text:span text:style-name="T14">Epic sadface: Username is required</text:span></text:p>
          </table:table-cell>
          <table:table-cell table:style-name="ce72" office:value-type="string" calcext:value-type="string">
            <text:p><text:span text:style-name="T5">Login button returns the message: </text:span><text:span text:style-name="T14">Epic sadface: Username is required</text:span></text:p>
          </table:table-cell>
          <table:table-cell table:style-name="ce117" office:value-type="string" calcext:value-type="string">
            <text:p>Pass</text:p>
          </table:table-cell>
          <table:table-cell table:style-name="ce122"/>
          <table:table-cell table:number-columns-repeated="1013"/>
        </table:table-row>
        <table:table-row table:style-name="ro10">
          <table:covered-table-cell table:style-name="ce13"/>
          <table:table-cell table:style-name="ce41" table:formula="of:=SUM([.$B6];1)" office:value-type="float" office:value="6" calcext:value-type="float">
            <text:p>6</text:p>
          </table:table-cell>
          <table:table-cell table:style-name="ce56" office:value-type="string" calcext:value-type="string">
            <text:p>Field “Username” and “Password” empty</text:p>
          </table:table-cell>
          <table:table-cell table:style-name="ce79" office:value-type="string" calcext:value-type="string">
            <text:p>P1</text:p>
          </table:table-cell>
          <table:table-cell table:style-name="ce79"/>
          <table:table-cell table:style-name="ce105" office:value-type="string" calcext:value-type="string">
            <text:p><text:span text:style-name="T2">1. access site </text:span><text:span text:style-name="T2"><text:a xlink:href="http://www.saucedemo.com/" xlink:type="simple">www.saucedemo.com</text:a></text:span><text:span text:style-name="T2"> in Chrome </text:span></text:p>
            <text:p><text:span text:style-name="T5">2. leave empty the field “Username”</text:span></text:p>
            <text:p><text:span text:style-name="T5">3. leave empty the field “Password”</text:span></text:p>
            <text:p><text:span text:style-name="T5">4. press “Login” button</text:span></text:p>
          </table:table-cell>
          <table:table-cell table:style-name="ce105" office:value-type="string" calcext:value-type="string">
            <text:p><text:span text:style-name="T5">Username: no data, empty field</text:span></text:p>
            <text:p><text:span text:style-name="T5">Password: no data, empty field</text:span></text:p>
          </table:table-cell>
          <table:table-cell table:style-name="ce112" office:value-type="string" calcext:value-type="string">
            <text:p><text:span text:style-name="T5">Login button returns  messages: </text:span><text:span text:style-name="T14">Epic sadface: Username is required</text:span></text:p>
          </table:table-cell>
          <table:table-cell table:style-name="ce72" office:value-type="string" calcext:value-type="string">
            <text:p><text:span text:style-name="T5">Login button returns the message: </text:span><text:span text:style-name="T14">Epic sadface: Username is required</text:span></text:p>
          </table:table-cell>
          <table:table-cell table:style-name="ce117" office:value-type="string" calcext:value-type="string">
            <text:p>Pass</text:p>
          </table:table-cell>
          <table:table-cell table:style-name="ce122"/>
          <table:table-cell table:number-columns-repeated="1013"/>
        </table:table-row>
        <table:table-row table:style-name="ro10">
          <table:covered-table-cell table:style-name="ce13"/>
          <table:table-cell table:style-name="ce41" table:formula="of:=SUM([.$B7];1)" office:value-type="float" office:value="7" calcext:value-type="float">
            <text:p>7</text:p>
          </table:table-cell>
          <table:table-cell table:style-name="ce56" office:value-type="string" calcext:value-type="string">
            <text:p>Check the password is not visible</text:p>
          </table:table-cell>
          <table:table-cell table:style-name="ce79" office:value-type="string" calcext:value-type="string">
            <text:p>P1</text:p>
          </table:table-cell>
          <table:table-cell table:style-name="ce79"/>
          <table:table-cell table:style-name="ce105"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Password” </text:span></text:p>
          </table:table-cell>
          <table:table-cell table:style-name="ce105" office:value-type="string" calcext:value-type="string">
            <text:p>Password: <text:s/>secret_sauce</text:p>
          </table:table-cell>
          <table:table-cell table:style-name="ce104" office:value-type="string" calcext:value-type="string">
            <text:p>In the field “Password” appears 12 dots.</text:p>
          </table:table-cell>
          <table:table-cell table:style-name="ce73" office:value-type="string" calcext:value-type="string">
            <text:p>In the field “Password” appears 12 dots.</text:p>
          </table:table-cell>
          <table:table-cell table:style-name="ce117" office:value-type="string" calcext:value-type="string">
            <text:p>Pass</text:p>
          </table:table-cell>
          <table:table-cell table:style-name="ce122"/>
          <table:table-cell table:number-columns-repeated="1013"/>
        </table:table-row>
        <table:table-row table:style-name="ro11">
          <table:table-cell table:style-name="ce10" office:value-type="string" calcext:value-type="string" table:number-columns-spanned="1" table:number-rows-spanned="14">
            <text:p>Home page</text:p>
          </table:table-cell>
          <table:table-cell table:style-name="ce42" table:formula="of:=SUM([.$B8];1)" office:value-type="float" office:value="8" calcext:value-type="float">
            <text:p>8</text:p>
          </table:table-cell>
          <table:table-cell table:style-name="ce57" office:value-type="string" calcext:value-type="string">
            <text:p>Check for the presence of components of the Home Page</text:p>
          </table:table-cell>
          <table:table-cell table:style-name="ce79" office:value-type="string" calcext:value-type="string">
            <text:p>P1</text:p>
          </table:table-cell>
          <table:table-cell table:style-name="ce79"/>
          <table:table-cell table:style-name="ce105"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able:table-cell>
          <table:table-cell table:style-name="ce54" office:value-type="string" calcext:value-type="string">
            <text:p><text:span text:style-name="T5">Username: standard_user</text:span></text:p>
            <text:p><text:span text:style-name="T5">Password: secret_sauce</text:span></text:p>
          </table:table-cell>
          <table:table-cell table:style-name="ce104" office:value-type="string" calcext:value-type="string">
            <text:p>In the Home Page there are</text:p>
            <text:p>-company logo up in the center</text:p>
            <text:p>-a menu button in the upper left with All Items, About, Logout, Reset app state</text:p>
            <text:p>-icon off a cart up on the right</text:p>
            <text:p>-under the shopping cart a sorting filter for products with the following options:</text:p>
            <text:p>Name (A to Z) (first default state)</text:p>
            <text:p>Name (Z to A)</text:p>
            <text:p>Price (low to high)</text:p>
            <text:p>Price (high to low)</text:p>
            <text:p>- 6 products displayed with 2 per row (on a single page)</text:p>
          </table:table-cell>
          <table:table-cell table:style-name="ce73" office:value-type="string" calcext:value-type="string">
            <text:p><text:span text:style-name="T2">In the Home Page there are</text:span></text:p>
            <text:p><text:span text:style-name="T2">-company logo up in the center</text:span></text:p>
            <text:p><text:span text:style-name="T2">-a menu button in the upper left with All Items, About, Logout, Reset app state</text:span></text:p>
            <text:p><text:span text:style-name="T2">-icon off a cart up on the right</text:span></text:p>
            <text:p><text:span text:style-name="T2">-under the shopping cart a sorting filter for products with the following options:</text:span></text:p>
            <text:p><text:span text:style-name="T2">Name (A to Z) (first default state)</text:span></text:p>
            <text:p><text:span text:style-name="T2">Name (Z to A)</text:span></text:p>
            <text:p><text:span text:style-name="T2">Price (low to high)</text:span></text:p>
            <text:p><text:span text:style-name="T2">Price (high to low)</text:span></text:p>
            <text:p><text:span text:style-name="T2">- 6 products displayed with 2 per row (on a single page)</text:span></text:p>
          </table:table-cell>
          <table:table-cell table:style-name="ce117" office:value-type="string" calcext:value-type="string">
            <text:p>Pass</text:p>
          </table:table-cell>
          <table:table-cell table:style-name="ce122"/>
          <table:table-cell table:number-columns-repeated="1013"/>
        </table:table-row>
        <table:table-row table:style-name="ro12">
          <table:covered-table-cell table:style-name="ce12"/>
          <table:table-cell table:style-name="ce42" table:formula="of:=SUM([.$B9];1)" office:value-type="float" office:value="9" calcext:value-type="float">
            <text:p>9</text:p>
          </table:table-cell>
          <table:table-cell table:style-name="ce57" office:value-type="string" calcext:value-type="string">
            <text:p>Check list of products</text:p>
          </table:table-cell>
          <table:table-cell table:style-name="ce85" office:value-type="string" calcext:value-type="string">
            <text:p>P1</text:p>
          </table:table-cell>
          <table:table-cell table:style-name="ce47"/>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check list of products</text:span></text:p>
          </table:table-cell>
          <table:table-cell table:style-name="ce64" office:value-type="string" calcext:value-type="string">
            <text:p><text:span text:style-name="T5">Username: standard_user</text:span></text:p>
            <text:p><text:span text:style-name="T5">Password: secret_sauce</text:span></text:p>
          </table:table-cell>
          <table:table-cell table:number-columns-repeated="2" table:style-name="ce52" office:value-type="string" calcext:value-type="string">
            <text:p>Every product have one image, name, description, price and a button “add to cart”.</text:p>
          </table:table-cell>
          <table:table-cell table:style-name="ce117" office:value-type="string" calcext:value-type="string">
            <text:p>Pass</text:p>
          </table:table-cell>
          <table:table-cell table:style-name="ce136"/>
          <table:table-cell table:number-columns-repeated="1013"/>
        </table:table-row>
        <table:table-row table:style-name="ro13">
          <table:covered-table-cell table:style-name="ce47"/>
          <table:table-cell table:style-name="ce42" table:formula="of:=SUM([.$B10];1)" office:value-type="float" office:value="10" calcext:value-type="float">
            <text:p>10</text:p>
          </table:table-cell>
          <table:table-cell table:style-name="ce57" office:value-type="string" calcext:value-type="string">
            <text:p>Check redirect to “Single product page” – by pressing name of product on the Home page</text:p>
          </table:table-cell>
          <table:table-cell table:style-name="ce85" office:value-type="string" calcext:value-type="string">
            <text:p>P1</text:p>
          </table:table-cell>
          <table:table-cell table:style-name="ce47"/>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name of one product</text:span></text:p>
          </table:table-cell>
          <table:table-cell table:style-name="ce52" office:value-type="string" calcext:value-type="string">
            <text:p><text:span text:style-name="T2">Username: standard_user</text:span></text:p>
            <text:p><text:span text:style-name="T2">Password: secret_sauce</text:span></text:p>
            <text:p><text:span text:style-name="T9">Product: Sauce Labs Backpack</text:span></text:p>
          </table:table-cell>
          <table:table-cell table:style-name="ce69" office:value-type="string" calcext:value-type="string">
            <text:p><text:span text:style-name="T2">Redirecting to “Single product page” for the product chosen (Sauce Labs Backpack) where we have the same information about product (image, name, description, price and a button “add to cart”), the components of the home page (</text:span><text:span text:style-name="T8">company logo up in the center, a menu button in the upper left with All Items, About, Logout, Reset app state, icon off a cart up on the right) and “back to products” button under menu button</text:span></text:p>
          </table:table-cell>
          <table:table-cell table:style-name="ce69" office:value-type="string" calcext:value-type="string">
            <text:p><text:span text:style-name="T2">Redirecting to “Single product page” for the product chosen (Sauce Labs Backpack) where we have the same information about product (image, name, description, price and a button “add to cart”), the components of the home page (</text:span><text:span text:style-name="T8">company logo up in the center, a menu button in the upper left with All Items, About, Logout, Reset app state, icon off a cart up on the right) and “back to products” button under menu button</text:span></text:p>
          </table:table-cell>
          <table:table-cell table:style-name="ce117" office:value-type="string" calcext:value-type="string">
            <text:p>Pass</text:p>
          </table:table-cell>
          <table:table-cell table:style-name="ce137"/>
          <table:table-cell table:style-name="ce28" table:number-columns-repeated="1013"/>
        </table:table-row>
        <table:table-row table:style-name="ro13">
          <table:covered-table-cell table:style-name="ce47"/>
          <table:table-cell table:style-name="ce42" table:formula="of:=SUM([.$B11];1)" office:value-type="float" office:value="11" calcext:value-type="float">
            <text:p>11</text:p>
          </table:table-cell>
          <table:table-cell table:style-name="ce57" office:value-type="string" calcext:value-type="string">
            <text:p><text:span text:style-name="T2">Check redirect</text:span> to “Single product page” – by pressing image of product on the Home page</text:p>
          </table:table-cell>
          <table:table-cell table:style-name="ce86" office:value-type="string" calcext:value-type="string">
            <text:p>P1</text:p>
          </table:table-cell>
          <table:table-cell table:style-name="ce47"/>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image of one product</text:span></text:p>
          </table:table-cell>
          <table:table-cell table:style-name="ce64" office:value-type="string" calcext:value-type="string">
            <text:p><text:span text:style-name="T5">Username: standard_user</text:span></text:p>
            <text:p><text:span text:style-name="T5">Password: secret_sauce</text:span></text:p>
            <text:p><text:span text:style-name="T5">Product: Sauce Labs Onesie</text:span></text:p>
          </table:table-cell>
          <table:table-cell table:style-name="ce52" office:value-type="string" calcext:value-type="string">
            <text:p><text:span text:style-name="T2">Redirecting to “Single product page” for the product chosen where we have the same information about product (image, name, description, price and a button “add to cart”), the components of the home page (</text:span><text:span text:style-name="T8">company logo up in the center, a menu button in the upper left with All Items, About, Logout, Reset app state, icon off a cart up on the right) and “back to products” button under menu button</text:span></text:p>
          </table:table-cell>
          <table:table-cell table:style-name="ce52" office:value-type="string" calcext:value-type="string">
            <text:p><text:span text:style-name="T2">Redirecting to “Single product page” for the product chosen (Sauce Labs Onesie) where we have the same information about product (image, name, description, price and a button “add to cart”), the components of the home page (</text:span><text:span text:style-name="T8">company logo up in the center, a menu button in the upper left with All Items, About, Logout, Reset app state, icon off a cart up on the right) and “back to products” button under menu button</text:span></text:p>
          </table:table-cell>
          <table:table-cell table:style-name="ce117" office:value-type="string" calcext:value-type="string">
            <text:p>Pass</text:p>
          </table:table-cell>
          <table:table-cell table:style-name="ce137"/>
          <table:table-cell table:style-name="ce28" table:number-columns-repeated="1013"/>
        </table:table-row>
        <table:table-row table:style-name="ro14">
          <table:covered-table-cell table:style-name="ce47"/>
          <table:table-cell table:style-name="ce42" table:formula="of:=SUM([.$B12];1)" office:value-type="float" office:value="12" calcext:value-type="float">
            <text:p>12</text:p>
          </table:table-cell>
          <table:table-cell table:style-name="ce57" office:value-type="string" calcext:value-type="string">
            <text:p>Test sorting filter – sorting by name (A to Z)</text:p>
          </table:table-cell>
          <table:table-cell table:style-name="ce86" office:value-type="string" calcext:value-type="string">
            <text:p>P1</text:p>
          </table:table-cell>
          <table:table-cell table:style-name="ce47"/>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verify first default state of sorting filter is sort by name (A to Z)</text:span></text:p>
          </table:table-cell>
          <table:table-cell table:style-name="ce64" office:value-type="string" calcext:value-type="string">
            <text:p><text:span text:style-name="T5">Username: standard_user</text:span></text:p>
            <text:p><text:span text:style-name="T5">Password: secret_sauce</text:span></text:p>
          </table:table-cell>
          <table:table-cell table:number-columns-repeated="2" table:style-name="ce52" office:value-type="string" calcext:value-type="string">
            <text:p>Products are sorted by name from A to Z.</text:p>
          </table:table-cell>
          <table:table-cell table:style-name="ce117" office:value-type="string" calcext:value-type="string">
            <text:p>Pass</text:p>
          </table:table-cell>
          <table:table-cell table:style-name="ce137"/>
          <table:table-cell table:style-name="ce28" table:number-columns-repeated="1013"/>
        </table:table-row>
        <table:table-row table:style-name="ro14">
          <table:covered-table-cell table:style-name="ce47"/>
          <table:table-cell table:style-name="ce42" table:formula="of:=SUM([.$B13];1)" office:value-type="float" office:value="13" calcext:value-type="float">
            <text:p>13</text:p>
          </table:table-cell>
          <table:table-cell table:style-name="ce57" office:value-type="string" calcext:value-type="string">
            <text:p>Test sorting filter – sorting by name (Z to A)</text:p>
          </table:table-cell>
          <table:table-cell table:style-name="ce86" office:value-type="string" calcext:value-type="string">
            <text:p>P1</text:p>
          </table:table-cell>
          <table:table-cell table:style-name="ce47"/>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choose from sort button the sorting by name (Z to A)</text:span></text:p>
          </table:table-cell>
          <table:table-cell table:style-name="ce64" office:value-type="string" calcext:value-type="string">
            <text:p><text:span text:style-name="T5">Username: standard_user</text:span></text:p>
            <text:p><text:span text:style-name="T5">Password: secret_sauce</text:span></text:p>
          </table:table-cell>
          <table:table-cell table:number-columns-repeated="2" table:style-name="ce52" office:value-type="string" calcext:value-type="string">
            <text:p>Products are sorted by name from Z to A.</text:p>
          </table:table-cell>
          <table:table-cell table:style-name="ce117" office:value-type="string" calcext:value-type="string">
            <text:p>Pass</text:p>
          </table:table-cell>
          <table:table-cell table:style-name="ce137"/>
          <table:table-cell table:style-name="ce28" table:number-columns-repeated="1013"/>
        </table:table-row>
        <table:table-row table:style-name="ro15">
          <table:covered-table-cell table:style-name="ce47"/>
          <table:table-cell table:style-name="ce42" table:formula="of:=SUM([.$B14];1)" office:value-type="float" office:value="14" calcext:value-type="float">
            <text:p>14</text:p>
          </table:table-cell>
          <table:table-cell table:style-name="ce57" office:value-type="string" calcext:value-type="string">
            <text:p>Test sorting filter – sorting by price (low to high)</text:p>
          </table:table-cell>
          <table:table-cell table:style-name="ce86" office:value-type="string" calcext:value-type="string">
            <text:p>P1</text:p>
          </table:table-cell>
          <table:table-cell table:style-name="ce47"/>
          <table:table-cell table:style-name="ce38" office:value-type="string" calcext:value-type="string">
            <text:p><text:span text:style-name="T6">1. </text:span><text:span text:style-name="T7">access</text:span><text:span text:style-name="T8"> site</text:span></text:p>
            <text:p><text:span text:style-name="T6">2. insert valid data in field “Username”</text:span></text:p>
            <text:p><text:span text:style-name="T6">3. insert valid data in field “Password”</text:span></text:p>
            <text:p><text:span text:style-name="T6">4. press “Login” button</text:span></text:p>
            <text:p><text:span text:style-name="T6">5. choose from sort button the sorting by price (low to high)</text:span></text:p>
          </table:table-cell>
          <table:table-cell table:style-name="ce64" office:value-type="string" calcext:value-type="string">
            <text:p><text:span text:style-name="T5">Username: standard_user</text:span></text:p>
            <text:p><text:span text:style-name="T5">Password: secret_sauce</text:span></text:p>
          </table:table-cell>
          <table:table-cell table:style-name="ce52" office:value-type="string" calcext:value-type="string">
            <text:p><text:span text:style-name="T2">Products are sorted </text:span>by price from low to high.</text:p>
          </table:table-cell>
          <table:table-cell table:style-name="ce52" office:value-type="string" calcext:value-type="string">
            <text:p><text:span text:style-name="T2">Products are sorted by price from low to high.</text:span></text:p>
          </table:table-cell>
          <table:table-cell table:style-name="ce117" office:value-type="string" calcext:value-type="string">
            <text:p>Pass</text:p>
          </table:table-cell>
          <table:table-cell table:style-name="ce137"/>
          <table:table-cell table:style-name="ce28" table:number-columns-repeated="1013"/>
        </table:table-row>
        <table:table-row table:style-name="ro14">
          <table:covered-table-cell table:style-name="ce47"/>
          <table:table-cell table:style-name="ce42" table:formula="of:=SUM([.$B15];1)" office:value-type="float" office:value="15" calcext:value-type="float">
            <text:p>15</text:p>
          </table:table-cell>
          <table:table-cell table:style-name="ce57" office:value-type="string" calcext:value-type="string">
            <text:p>Test sorting filter – sorting by price (high to low)</text:p>
          </table:table-cell>
          <table:table-cell table:style-name="ce86" office:value-type="string" calcext:value-type="string">
            <text:p>P1</text:p>
          </table:table-cell>
          <table:table-cell table:style-name="ce47"/>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choose from sort button the sorting by price (high to low)</text:span></text:p>
          </table:table-cell>
          <table:table-cell table:style-name="ce64" office:value-type="string" calcext:value-type="string">
            <text:p><text:span text:style-name="T5">Username: standard_user</text:span></text:p>
            <text:p><text:span text:style-name="T5">Password: secret_sauce</text:span></text:p>
          </table:table-cell>
          <table:table-cell table:style-name="ce52" office:value-type="string" calcext:value-type="string">
            <text:p><text:span text:style-name="T2">Products are sorted </text:span>by price from high to low.</text:p>
          </table:table-cell>
          <table:table-cell table:style-name="ce52" office:value-type="string" calcext:value-type="string">
            <text:p><text:span text:style-name="T2">Products are sorted by price from high to low.</text:span></text:p>
          </table:table-cell>
          <table:table-cell table:style-name="ce117" office:value-type="string" calcext:value-type="string">
            <text:p>Pass</text:p>
          </table:table-cell>
          <table:table-cell table:style-name="ce137"/>
          <table:table-cell table:style-name="ce28" table:number-columns-repeated="1013"/>
        </table:table-row>
        <table:table-row table:style-name="ro16">
          <table:covered-table-cell table:style-name="ce47"/>
          <table:table-cell table:style-name="ce42" table:formula="of:=SUM([.$B16];1)" office:value-type="float" office:value="16" calcext:value-type="float">
            <text:p>16</text:p>
          </table:table-cell>
          <table:table-cell table:style-name="ce57" office:value-type="string" calcext:value-type="string">
            <text:p>Add one product to basket from Home page</text:p>
          </table:table-cell>
          <table:table-cell table:style-name="ce86" office:value-type="string" calcext:value-type="string">
            <text:p>P1</text:p>
          </table:table-cell>
          <table:table-cell table:style-name="ce47"/>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one product</text:span></text:p>
            <text:p><text:span text:style-name="T6">6. </text:span><text:span text:style-name="T7">press the icon off the cart </text:span></text:p>
          </table:table-cell>
          <table:table-cell table:style-name="ce64" office:value-type="string" calcext:value-type="string">
            <text:p><text:span text:style-name="T5">Username: standard_user</text:span></text:p>
            <text:p><text:span text:style-name="T5">Password: secret_sauce</text:span></text:p>
            <text:p><text:span text:style-name="T5">Product: Sauce Labs Bike Light</text:span></text:p>
          </table:table-cell>
          <table:table-cell table:style-name="ce52" office:value-type="string" calcext:value-type="string">
            <text:p><text:span text:style-name="T2">By pressing “add to cart” button from one product, the product is added to cart and the number 1 appears next to the cart and also the ”</text:span>add to cart” button of product from Home page is modified in “remove” button</text:p>
          </table:table-cell>
          <table:table-cell table:style-name="ce52" office:value-type="string" calcext:value-type="string">
            <text:p><text:span text:style-name="T2">By pressing “add to cart” button from one product, the product is added to cart and the number 1 appears next to the cart and also the ”add to cart” button of product from Home page is modified in “remove” button</text:span></text:p>
          </table:table-cell>
          <table:table-cell table:style-name="ce117" office:value-type="string" calcext:value-type="string">
            <text:p>Pass</text:p>
          </table:table-cell>
          <table:table-cell table:style-name="ce137"/>
          <table:table-cell table:style-name="ce28" table:number-columns-repeated="1013"/>
        </table:table-row>
        <table:table-row table:style-name="ro17">
          <table:covered-table-cell table:style-name="ce47"/>
          <table:table-cell table:style-name="ce42" table:formula="of:=SUM([.$B17];1)" office:value-type="float" office:value="17" calcext:value-type="float">
            <text:p>17</text:p>
          </table:table-cell>
          <table:table-cell table:style-name="ce57" office:value-type="string" calcext:value-type="string">
            <text:p>Add all 6 products to basket from Home page</text:p>
          </table:table-cell>
          <table:table-cell table:style-name="ce86" office:value-type="string" calcext:value-type="string">
            <text:p>P1</text:p>
          </table:table-cell>
          <table:table-cell table:style-name="ce47"/>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all 6 products</text:span></text:p>
            <text:p><text:span text:style-name="T6">6. </text:span><text:span text:style-name="T7">press the icon off the cart </text:span></text:p>
          </table:table-cell>
          <table:table-cell table:style-name="ce52" office:value-type="string" calcext:value-type="string">
            <text:p><text:span text:style-name="T2">Username: standard_user</text:span></text:p>
            <text:p><text:span text:style-name="T2">Password: secret_sauce</text:span></text:p>
            <text:p><text:span text:style-name="T2">Products: all</text:span></text:p>
          </table:table-cell>
          <table:table-cell table:number-columns-repeated="2" table:style-name="ce52" office:value-type="string" calcext:value-type="string">
            <text:p>By pressing “add to cart” button from all products, they are added to cart and the number 6 appears next to the cart and also the ”add to cart” button of products from Home page is modified in “remove” button</text:p>
          </table:table-cell>
          <table:table-cell table:style-name="ce117" office:value-type="string" calcext:value-type="string">
            <text:p>Pass</text:p>
          </table:table-cell>
          <table:table-cell table:style-name="ce137"/>
          <table:table-cell table:style-name="ce28" table:number-columns-repeated="1013"/>
        </table:table-row>
        <table:table-row table:style-name="ro18">
          <table:covered-table-cell table:style-name="ce47"/>
          <table:table-cell table:style-name="ce42" table:formula="of:=SUM([.$B18];1)" office:value-type="float" office:value="18" calcext:value-type="float">
            <text:p>18</text:p>
          </table:table-cell>
          <table:table-cell table:style-name="ce57" office:value-type="string" calcext:value-type="string">
            <text:p>Test “remove” button from Home page for one product</text:p>
          </table:table-cell>
          <table:table-cell table:style-name="ce86" office:value-type="string" calcext:value-type="string">
            <text:p>P1</text:p>
          </table:table-cell>
          <table:table-cell table:style-name="ce47"/>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text:span><text:span text:style-name="T7">“add to cart” button for one product</text:span></text:p>
            <text:p><text:span text:style-name="T2">6.  click the icon off the cart </text:span></text:p>
            <text:p><text:span text:style-name="T2">7.  press “continue shopping”</text:span></text:p>
            <text:p><text:span text:style-name="T2">6.  press “remove” button</text:span></text:p>
            <text:p><text:span text:style-name="T2">7.  click the icon off the cart  </text:span></text:p>
          </table:table-cell>
          <table:table-cell table:style-name="ce69" office:value-type="string" calcext:value-type="string">
            <text:p><text:span text:style-name="T2">Username: standard_user</text:span></text:p>
            <text:p><text:span text:style-name="T2">Password: secret_sauce</text:span></text:p>
            <text:p><text:span text:style-name="T2">Product: Sauce Labs Bolt T-Shirt</text:span></text:p>
          </table:table-cell>
          <table:table-cell table:number-columns-repeated="2" table:style-name="ce52" office:value-type="string" calcext:value-type="string">
            <text:p>By pressing “remove” button from Home page, the product is removed to cart </text:p>
          </table:table-cell>
          <table:table-cell table:style-name="ce117" office:value-type="string" calcext:value-type="string">
            <text:p>Pass</text:p>
          </table:table-cell>
          <table:table-cell table:style-name="ce137"/>
          <table:table-cell table:style-name="ce28" table:number-columns-repeated="1013"/>
        </table:table-row>
        <table:table-row table:style-name="ro18">
          <table:covered-table-cell table:style-name="ce47"/>
          <table:table-cell table:style-name="ce42" table:formula="of:=SUM([.$B19];1)" office:value-type="float" office:value="19" calcext:value-type="float">
            <text:p>19</text:p>
          </table:table-cell>
          <table:table-cell table:style-name="ce57" office:value-type="string" calcext:value-type="string">
            <text:p>Test “remove” button from Home page for all 6 products</text:p>
          </table:table-cell>
          <table:table-cell table:style-name="ce86" office:value-type="string" calcext:value-type="string">
            <text:p>P1</text:p>
          </table:table-cell>
          <table:table-cell table:style-name="ce47"/>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text:span><text:span text:style-name="T7">“add to cart” button for all products</text:span></text:p>
            <text:p><text:span text:style-name="T2">6.  click the icon off the cart </text:span></text:p>
            <text:p><text:span text:style-name="T2">7.  press “continue shopping”</text:span></text:p>
            <text:p><text:span text:style-name="T2">8.  press “remove” button for all products</text:span></text:p>
            <text:p><text:span text:style-name="T2">9.  click the icon off the cart  </text:span></text:p>
          </table:table-cell>
          <table:table-cell table:style-name="ce64" office:value-type="string" calcext:value-type="string">
            <text:p><text:span text:style-name="T2">Username: standard_user</text:span></text:p>
            <text:p><text:span text:style-name="T2">Password: secret_sauce</text:span></text:p>
            <text:p><text:span text:style-name="T2">Products: all</text:span></text:p>
          </table:table-cell>
          <table:table-cell table:number-columns-repeated="2" table:style-name="ce52" office:value-type="string" calcext:value-type="string">
            <text:p>By pressing “remove” button from Home page for all the products, the items are removed to cart </text:p>
          </table:table-cell>
          <table:table-cell table:style-name="ce117" office:value-type="string" calcext:value-type="string">
            <text:p>Pass</text:p>
          </table:table-cell>
          <table:table-cell table:style-name="ce137"/>
          <table:table-cell table:style-name="ce28" table:number-columns-repeated="1013"/>
        </table:table-row>
        <table:table-row table:style-name="ro19">
          <table:covered-table-cell table:style-name="ce47"/>
          <table:table-cell table:style-name="ce42" table:formula="of:=SUM([.$B20];1)" office:value-type="float" office:value="20" calcext:value-type="float">
            <text:p>20</text:p>
          </table:table-cell>
          <table:table-cell table:style-name="ce57" office:value-type="string" calcext:value-type="string">
            <text:p>Test “About” from menu button from Home page and check that items do not remains sorted at returns to Home page, from “SauceLabs” page, with “back” from browser</text:p>
          </table:table-cell>
          <table:table-cell table:style-name="ce86" office:value-type="string" calcext:value-type="string">
            <text:p>P1</text:p>
          </table:table-cell>
          <table:table-cell table:style-name="ce47"/>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choose sort by price (high to low)</text:span></text:p>
            <text:p><text:span text:style-name="T6">6. click “About” from menu button </text:span></text:p>
            <text:p><text:span text:style-name="T6">7. press “back” from browser</text:span></text:p>
          </table:table-cell>
          <table:table-cell table:style-name="ce64" office:value-type="string" calcext:value-type="string">
            <text:p><text:span text:style-name="T5">Username: standard_user</text:span></text:p>
            <text:p><text:span text:style-name="T5">Password: secret_sauce</text:span></text:p>
          </table:table-cell>
          <table:table-cell table:number-columns-repeated="2" table:style-name="ce52" office:value-type="string" calcext:value-type="string">
            <text:p>By pressing “About” from menu button from Home page, is redirected to other page (SauceLabs page) with presentation of the testing tools of the company who made the site. “back” from browser returns back to Home page where items are sorted from default (by name A to z)</text:p>
          </table:table-cell>
          <table:table-cell table:style-name="ce117" office:value-type="string" calcext:value-type="string">
            <text:p>Pass</text:p>
          </table:table-cell>
          <table:table-cell table:style-name="ce137"/>
          <table:table-cell table:style-name="ce28" table:number-columns-repeated="1013"/>
        </table:table-row>
        <table:table-row table:style-name="ro20">
          <table:covered-table-cell table:style-name="ce47"/>
          <table:table-cell table:style-name="ce42" table:formula="of:=SUM([.$B21];1)" office:value-type="float" office:value="21" calcext:value-type="float">
            <text:p>21</text:p>
          </table:table-cell>
          <table:table-cell table:style-name="ce57" office:value-type="string" calcext:value-type="string">
            <text:p>Test “Logout” from menu button (with items added to the cart) and login again </text:p>
          </table:table-cell>
          <table:table-cell table:style-name="ce86" office:value-type="string" calcext:value-type="string">
            <text:p>P1</text:p>
          </table:table-cell>
          <table:table-cell table:style-name="ce47"/>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one product </text:span></text:p>
            <text:p><text:span text:style-name="T6">6. press “Logout” from menu button </text:span></text:p>
            <text:p><text:span text:style-name="T6">7. insert the same valid data in field “Username”</text:span></text:p>
            <text:p><text:span text:style-name="T6">8. insert the same valid data in field “Password”</text:span></text:p>
            <text:p><text:span text:style-name="T6">9. press “Login” button</text:span></text:p>
            <text:p><text:span text:style-name="T6">10.</text:span><text:span text:style-name="T7">press the icon off the cart </text:span></text:p>
            <text:p/>
            <text:p/>
          </table:table-cell>
          <table:table-cell table:style-name="ce69" office:value-type="string" calcext:value-type="string">
            <text:p><text:span text:style-name="T2">Username: standard_user</text:span></text:p>
            <text:p><text:span text:style-name="T2">Password: secret_sauce</text:span></text:p>
            <text:p><text:span text:style-name="T2">Product: Sauce Labs Fleece Jacket</text:span></text:p>
          </table:table-cell>
          <table:table-cell table:number-columns-repeated="2" table:style-name="ce52" office:value-type="string" calcext:value-type="string">
            <text:p>By clicking on the logout button user is log out of the account. By login again, the item added to the cart remained in the basket.</text:p>
          </table:table-cell>
          <table:table-cell table:style-name="ce117" office:value-type="string" calcext:value-type="string">
            <text:p>Pass</text:p>
          </table:table-cell>
          <table:table-cell table:style-name="ce137"/>
          <table:table-cell table:style-name="ce28" table:number-columns-repeated="1013"/>
        </table:table-row>
        <table:table-row table:style-name="ro19">
          <table:table-cell table:style-name="ce17"/>
          <table:table-cell table:style-name="ce42" table:formula="of:=SUM([.$B22];1)" office:value-type="float" office:value="22" calcext:value-type="float">
            <text:p>22</text:p>
          </table:table-cell>
          <table:table-cell table:style-name="ce57" office:value-type="string" calcext:value-type="string">
            <text:p>Check the cart at login with user 2 after adding an item and logout for user 1</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for user 1 in field “Username”</text:span></text:p>
            <text:p><text:span text:style-name="T2">3. insert valid data for user 1 in field “Password”</text:span></text:p>
            <text:p><text:span text:style-name="T2">4. press “Login” button</text:span></text:p>
            <text:p><text:span text:style-name="T2">5. add to cart one item</text:span></text:p>
            <text:p><text:span text:style-name="T2">6. click “Logout” from menu button from Home page</text:span></text:p>
            <text:p><text:span text:style-name="T2">7. insert valid data for user 2 in field “Username”</text:span></text:p>
            <text:p><text:span text:style-name="T2">8. insert valid data for user 2 in field “Password”</text:span></text:p>
            <text:p><text:span text:style-name="T2">9. press “Login” button</text:span></text:p>
            <text:p><text:span text:style-name="T2">10.click the icon of the cart</text:span></text:p>
          </table:table-cell>
          <table:table-cell table:style-name="ce109" office:value-type="string" calcext:value-type="string">
            <text:p><text:span text:style-name="T2">Username 1: problem_user</text:span></text:p>
            <text:p><text:span text:style-name="T2">Password: secret_sauce</text:span></text:p>
            <text:p><text:span text:style-name="T2">Product: Sauce Labs Backpack</text:span></text:p>
            <text:p><text:span text:style-name="T2">Username 2: standard_user</text:span></text:p>
            <text:p><text:span text:style-name="T2">Password: secret_sauce</text:span></text:p>
          </table:table-cell>
          <table:table-cell table:style-name="ce140" office:value-type="string" calcext:value-type="string">
            <text:p><text:span text:style-name="T15">When user 2 logins, the item added to the cart by user 1 is not in the basket and the cart is empty.</text:span></text:p>
          </table:table-cell>
          <table:table-cell table:style-name="ce147" office:value-type="string" calcext:value-type="string">
            <text:p><text:span text:style-name="T23">When user 2 logins, the item added to the cart by user 1 is in the basket and the cart is not empty.</text:span></text:p>
          </table:table-cell>
          <table:table-cell table:style-name="ce125" office:value-type="string" calcext:value-type="string">
            <text:p>Fail</text:p>
          </table:table-cell>
          <table:table-cell table:style-name="ce137" office:value-type="float" office:value="23" calcext:value-type="float">
            <text:p>23</text:p>
          </table:table-cell>
          <table:table-cell table:style-name="ce129"/>
          <table:table-cell table:style-name="ce28" table:number-columns-repeated="1012"/>
        </table:table-row>
        <table:table-row table:style-name="ro21">
          <table:table-cell table:style-name="ce16" office:value-type="string" calcext:value-type="string" table:number-columns-spanned="1" table:number-rows-spanned="11">
            <text:p>Single product page</text:p>
          </table:table-cell>
          <table:table-cell table:style-name="ce43" table:formula="of:=SUM([.$B23];1)" office:value-type="float" office:value="23" calcext:value-type="float">
            <text:p>23</text:p>
          </table:table-cell>
          <table:table-cell table:style-name="ce58" office:value-type="string" calcext:value-type="string">
            <text:p>Test “back to products” button</text:p>
          </table:table-cell>
          <table:table-cell table:style-name="ce85" office:value-type="string" calcext:value-type="string">
            <text:p>P1</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image of one product</text:span></text:p>
            <text:p><text:span text:style-name="T6">6. press </text:span><text:span text:style-name="T7">“back to products” button</text:span></text:p>
          </table:table-cell>
          <table:table-cell table:style-name="ce69" office:value-type="string" calcext:value-type="string">
            <text:p><text:span text:style-name="T2">Username: standard_user</text:span></text:p>
            <text:p><text:span text:style-name="T2">Password: secret_sauce</text:span></text:p>
            <text:p><text:span text:style-name="T2">Product: Test.allTheThings() T-Shirt (Red)</text:span></text:p>
          </table:table-cell>
          <table:table-cell table:number-columns-repeated="2" table:style-name="ce52" office:value-type="string" calcext:value-type="string">
            <text:p>“back to products” button redirect to Home page</text:p>
          </table:table-cell>
          <table:table-cell table:style-name="ce117" office:value-type="string" calcext:value-type="string">
            <text:p>Pass</text:p>
          </table:table-cell>
          <table:table-cell table:style-name="ce137"/>
          <table:table-cell table:style-name="ce120"/>
          <table:table-cell table:style-name="ce28" table:number-columns-repeated="1012"/>
        </table:table-row>
        <table:table-row table:style-name="ro22">
          <table:covered-table-cell table:style-name="ce52"/>
          <table:table-cell table:style-name="ce43" table:formula="of:=SUM([.$B24];1)" office:value-type="float" office:value="24" calcext:value-type="float">
            <text:p>24</text:p>
          </table:table-cell>
          <table:table-cell table:style-name="ce58" office:value-type="string" calcext:value-type="string">
            <text:p>Test “add to cart” button from Single product page for one product</text:p>
          </table:table-cell>
          <table:table-cell table:style-name="ce85" office:value-type="string" calcext:value-type="string">
            <text:p>P1</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name of one product</text:span></text:p>
            <text:p><text:span text:style-name="T6">6. press </text:span><text:span text:style-name="T7">“add to cart” button</text:span></text:p>
            <text:p><text:span text:style-name="T2">7.  press the icon off the cart </text:span></text:p>
          </table:table-cell>
          <table:table-cell table:style-name="ce69" office:value-type="string" calcext:value-type="string">
            <text:p><text:span text:style-name="T2">Username: standard_user</text:span></text:p>
            <text:p><text:span text:style-name="T2">Password: secret_sauce</text:span></text:p>
            <text:p><text:span text:style-name="T2">Product: Sauce Labs Bolt T-Shirt</text:span></text:p>
          </table:table-cell>
          <table:table-cell table:style-name="ce64" office:value-type="string" calcext:value-type="string">
            <text:p>By pressing “add to cart” button from Single product page, the product is added to cart, the number 1 appears next to the cart <text:s/>and also the ”add to cart” button of product from Single product page is modified in “remove” button</text:p>
          </table:table-cell>
          <table:table-cell table:style-name="ce52" office:value-type="string" calcext:value-type="string">
            <text:p><text:span text:style-name="T2">By pressing “add to cart” button from Single product page, the product is added to cart, the number 1 appears next to the cart  and also the ”add to cart” button of product from Single product page is modified in “remove” button</text:span></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23">
          <table:covered-table-cell table:style-name="ce52"/>
          <table:table-cell table:style-name="ce43" table:formula="of:=SUM([.$B25];1)" office:value-type="float" office:value="25" calcext:value-type="float">
            <text:p>25</text:p>
          </table:table-cell>
          <table:table-cell table:style-name="ce58" office:value-type="string" calcext:value-type="string">
            <text:p>Test “add to cart” button from Single product page for all 6 products</text:p>
          </table:table-cell>
          <table:table-cell table:style-name="ce85" office:value-type="string" calcext:value-type="string">
            <text:p>P1</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name of one product</text:span></text:p>
            <text:p><text:span text:style-name="T6">6. press </text:span><text:span text:style-name="T7">“add to cart” button</text:span></text:p>
            <text:p><text:span text:style-name="T2">7. click “back to products” button</text:span></text:p>
            <text:p><text:span text:style-name="T2">8. repeat step 5, 6 and 7 for all the products</text:span></text:p>
            <text:p><text:span text:style-name="T2">9. press the icon off the cart </text:span></text:p>
          </table:table-cell>
          <table:table-cell table:style-name="ce64" office:value-type="string" calcext:value-type="string">
            <text:p><text:span text:style-name="T5">Username: standard_user</text:span></text:p>
            <text:p><text:span text:style-name="T5">Password: secret_sauce</text:span></text:p>
            <text:p><text:span text:style-name="T5">Product: all 6</text:span></text:p>
          </table:table-cell>
          <table:table-cell table:number-columns-repeated="2" table:style-name="ce64" office:value-type="string" calcext:value-type="string">
            <text:p>By pressing “add to cart” button from Single product page, the products are added to cart, the number 6 appears next to the cart <text:s/>and also the ”add to cart” button of product from Single product page and from Home page is modified in “remove” button.</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23">
          <table:covered-table-cell table:style-name="ce52"/>
          <table:table-cell table:style-name="ce43" table:formula="of:=SUM([.$B26];1)" office:value-type="float" office:value="26" calcext:value-type="float">
            <text:p>26</text:p>
          </table:table-cell>
          <table:table-cell table:style-name="ce58" office:value-type="string" calcext:value-type="string">
            <text:p>Test “remove” button from Single product page for one product</text:p>
          </table:table-cell>
          <table:table-cell table:style-name="ce85" office:value-type="string" calcext:value-type="string">
            <text:p>P1</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image of one product</text:span></text:p>
            <text:p><text:span text:style-name="T6">6. press </text:span><text:span text:style-name="T7">“add to cart” button</text:span></text:p>
            <text:p><text:span text:style-name="T2">7.  press “remove” button from Single product page</text:span></text:p>
            <text:p><text:span text:style-name="T2">8.  press the icon off the cart </text:span></text:p>
            <text:p/>
          </table:table-cell>
          <table:table-cell table:style-name="ce64" office:value-type="string" calcext:value-type="string">
            <text:p><text:span text:style-name="T5">Username: standard_user</text:span></text:p>
            <text:p><text:span text:style-name="T5">Password: secret_sauce</text:span></text:p>
            <text:p><text:span text:style-name="T5">Product: Sauce Labs Backpack</text:span></text:p>
          </table:table-cell>
          <table:table-cell table:style-name="ce52" office:value-type="string" calcext:value-type="string">
            <text:p><text:span text:style-name="T2">By pressing “remove” button from Single product page, the product is removed to cart, the number 1 disappears from the basket icon and also the ”remove” button of product from Single product page is modified in “add to cart” button</text:span></text:p>
          </table:table-cell>
          <table:table-cell table:style-name="ce52" office:value-type="string" calcext:value-type="string">
            <text:p><text:span text:style-name="T2">By pressing “remove” button from Single product page, the product is removed to cart, the number 1 disappears from the basket icon and also the ”remove” button of product from Single product page is modified in “add to cart” button</text:span></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24">
          <table:covered-table-cell table:style-name="ce52"/>
          <table:table-cell table:style-name="ce43" table:formula="of:=SUM([.$B27];1)" office:value-type="float" office:value="27" calcext:value-type="float">
            <text:p>27</text:p>
          </table:table-cell>
          <table:table-cell table:style-name="ce58" office:value-type="string" calcext:value-type="string">
            <text:p>Test “remove” button from Single product page for all products</text:p>
          </table:table-cell>
          <table:table-cell table:style-name="ce85" office:value-type="string" calcext:value-type="string">
            <text:p>P1</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image of one product</text:span></text:p>
            <text:p><text:span text:style-name="T6">6. press </text:span><text:span text:style-name="T7">“add to cart” button</text:span></text:p>
            <text:p><text:span text:style-name="T2">7.  click “back to products” button</text:span></text:p>
            <text:p><text:span text:style-name="T2">8.  repeat step 5, 6 and 7 for all the products</text:span></text:p>
            <text:p><text:span text:style-name="T2">9.  click the icon of the cart</text:span></text:p>
            <text:p><text:span text:style-name="T2">10.press “continue shoping”</text:span></text:p>
            <text:p><text:span text:style-name="T2">11.press image of one product</text:span></text:p>
            <text:p><text:span text:style-name="T2">12.press “remove” button from Single product page</text:span></text:p>
            <text:p><text:span text:style-name="T2">13.click “back to products” button</text:span></text:p>
            <text:p><text:span text:style-name="T2">14.repeat step 11,12,13 for all products</text:span></text:p>
            <text:p><text:span text:style-name="T2">15.press the icon off the cart  </text:span></text:p>
          </table:table-cell>
          <table:table-cell table:style-name="ce95" office:value-type="string" calcext:value-type="string">
            <text:p><text:span text:style-name="T2">Username: problem_user</text:span></text:p>
            <text:p><text:span text:style-name="T2">Password: secret_sauce</text:span></text:p>
            <text:p><text:span text:style-name="T2">Product: all 6</text:span></text:p>
          </table:table-cell>
          <table:table-cell table:number-columns-repeated="2" table:style-name="ce69" office:value-type="string" calcext:value-type="string">
            <text:p>By pressing “remove” button from Single product page, the products are removed to cart, the number 6 disappears from the basket icon and also the ”remove” button of product from Single product page is modified in “add to cart” button</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25">
          <table:covered-table-cell table:style-name="ce52"/>
          <table:table-cell table:style-name="ce43" table:formula="of:=SUM([.$B28];1)" office:value-type="float" office:value="28" calcext:value-type="float">
            <text:p>28</text:p>
          </table:table-cell>
          <table:table-cell table:style-name="ce58" office:value-type="string" calcext:value-type="string">
            <text:p>Test “All Items” from menu button from Single product page</text:p>
          </table:table-cell>
          <table:table-cell table:style-name="ce85" office:value-type="string" calcext:value-type="string">
            <text:p>P2</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title of one product</text:span></text:p>
            <text:p><text:span text:style-name="T5">6. press “All Items” from menu button</text:span></text:p>
          </table:table-cell>
          <table:table-cell table:style-name="ce64" office:value-type="string" calcext:value-type="string">
            <text:p><text:span text:style-name="T5">Username: standard_user</text:span></text:p>
            <text:p><text:span text:style-name="T5">Password: secret_sauce</text:span></text:p>
            <text:p><text:span text:style-name="T5">Product: Sauce Labs Bike Light</text:span></text:p>
          </table:table-cell>
          <table:table-cell table:number-columns-repeated="2" table:style-name="ce52" office:value-type="string" calcext:value-type="string">
            <text:p>“All Items” from menu button redirect to Home page</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26">
          <table:covered-table-cell table:style-name="ce52"/>
          <table:table-cell table:style-name="ce43" table:formula="of:=SUM([.$B29];1)" office:value-type="float" office:value="29" calcext:value-type="float">
            <text:p>29</text:p>
          </table:table-cell>
          <table:table-cell table:style-name="ce58" office:value-type="string" calcext:value-type="string">
            <text:p>Test “About” from menu button from Single product page and check returns from SauceLabs page to Single product page with “back” from browser</text:p>
          </table:table-cell>
          <table:table-cell table:style-name="ce85" office:value-type="string" calcext:value-type="string">
            <text:p>P2</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image of one product</text:span></text:p>
            <text:p><text:span text:style-name="T5">6. press “About” from menu button</text:span></text:p>
            <text:p><text:span text:style-name="T5">7. click “back” from browser</text:span></text:p>
          </table:table-cell>
          <table:table-cell table:style-name="ce64" office:value-type="string" calcext:value-type="string">
            <text:p><text:span text:style-name="T5">Username: standard_user</text:span></text:p>
            <text:p><text:span text:style-name="T5">Password: secret_sauce</text:span></text:p>
            <text:p><text:span text:style-name="T5">Product: Sauce Labs Onesie</text:span></text:p>
          </table:table-cell>
          <table:table-cell table:style-name="ce52" office:value-type="string" calcext:value-type="string">
            <text:p>By pressing “About” from menu button from Single product page, is redirected to other page with presentation of the testing tools of the company who made the site. “back” from browser returns from SauceLabs page back to Single product page.</text:p>
          </table:table-cell>
          <table:table-cell table:style-name="ce52" office:value-type="string" calcext:value-type="string">
            <text:p>By pressing “About” from menu button from Single product page, is redirected to other page with presentation of the testing tools of the company who made the site. “back” from browser returns from SauceLabs page back to Home page.</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25">
          <table:covered-table-cell table:style-name="ce52"/>
          <table:table-cell table:style-name="ce43" table:formula="of:=SUM([.$B30];1)" office:value-type="float" office:value="30" calcext:value-type="float">
            <text:p>30</text:p>
          </table:table-cell>
          <table:table-cell table:style-name="ce58" office:value-type="string" calcext:value-type="string">
            <text:p>Test “Logout” from menu button from Single product page</text:p>
          </table:table-cell>
          <table:table-cell table:style-name="ce85" office:value-type="string" calcext:value-type="string">
            <text:p>P2</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name of one product</text:span></text:p>
            <text:p><text:span text:style-name="T5">6. press “Logout” from menu button</text:span></text:p>
          </table:table-cell>
          <table:table-cell table:style-name="ce64" office:value-type="string" calcext:value-type="string">
            <text:p><text:span text:style-name="T5">Username: standard_user</text:span></text:p>
            <text:p><text:span text:style-name="T5">Password: secret_sauce</text:span></text:p>
            <text:p><text:span text:style-name="T5">Product: Sauce Labs Fleece Jacket</text:span></text:p>
          </table:table-cell>
          <table:table-cell table:number-columns-repeated="2" table:style-name="ce52" office:value-type="string" calcext:value-type="string">
            <text:p>By clicking “Logout” from menu button user is logged-out of the account. </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27">
          <table:covered-table-cell table:style-name="ce52"/>
          <table:table-cell table:style-name="ce43" table:formula="of:=SUM([.$B31];1)" office:value-type="float" office:value="31" calcext:value-type="float">
            <text:p>31</text:p>
          </table:table-cell>
          <table:table-cell table:style-name="ce58" office:value-type="string" calcext:value-type="string">
            <text:p>Check that items remains sorted at returns to Home page with “back to products” button</text:p>
          </table:table-cell>
          <table:table-cell table:style-name="ce85" office:value-type="string" calcext:value-type="string">
            <text:p>P1</text:p>
          </table:table-cell>
          <table:table-cell table:style-name="ce52"/>
          <table:table-cell table:style-name="ce66"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choose from sort button the sorting by name (Z to A)</text:span></text:p>
            <text:p><text:span text:style-name="T5">6. press name of one product</text:span></text:p>
            <text:p><text:span text:style-name="T5">7. press “back to products” button</text:span></text:p>
          </table:table-cell>
          <table:table-cell table:style-name="ce108" office:value-type="string" calcext:value-type="string">
            <text:p><text:span text:style-name="T2">Username: standard_user</text:span></text:p>
            <text:p><text:span text:style-name="T2">Password: secret_sauce</text:span></text:p>
            <text:p><text:span text:style-name="T5">Product: </text:span></text:p>
            <text:p><text:span text:style-name="T5">Test.allTheThings() T-Shirt (Red)</text:span></text:p>
          </table:table-cell>
          <table:table-cell table:style-name="ce52" office:value-type="string" calcext:value-type="string">
            <text:p>At return to Home page the items remain sorted by name (Z to A)</text:p>
          </table:table-cell>
          <table:table-cell table:style-name="ce52" office:value-type="string" calcext:value-type="string">
            <text:p>At return to Home page the items are sorted by name (A to Z)</text:p>
          </table:table-cell>
          <table:table-cell table:style-name="ce125" office:value-type="string" calcext:value-type="string">
            <text:p>Fail</text:p>
          </table:table-cell>
          <table:table-cell table:style-name="ce137" office:value-type="float" office:value="1" calcext:value-type="float">
            <text:p>1</text:p>
          </table:table-cell>
          <table:table-cell table:style-name="ce120"/>
          <table:table-cell table:style-name="ce28" table:number-columns-repeated="1012"/>
        </table:table-row>
        <table:table-row table:style-name="ro28">
          <table:covered-table-cell table:style-name="ce52"/>
          <table:table-cell table:style-name="ce43" table:formula="of:=SUM([.$B32];1)" office:value-type="float" office:value="32" calcext:value-type="float">
            <text:p>32</text:p>
          </table:table-cell>
          <table:table-cell table:style-name="ce58" office:value-type="string" calcext:value-type="string">
            <text:p>Check that items remains sorted at returns to Home page with “back” from browser</text:p>
          </table:table-cell>
          <table:table-cell table:style-name="ce85" office:value-type="string" calcext:value-type="string">
            <text:p>P1</text:p>
          </table:table-cell>
          <table:table-cell table:style-name="ce52"/>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choose from sort button the sorting by price (high to low)</text:span></text:p>
            <text:p><text:span text:style-name="T6">6. press name of one product</text:span></text:p>
            <text:p><text:span text:style-name="T6">7. press add to cart button</text:span></text:p>
            <text:p><text:span text:style-name="T6">8. click back from browser</text:span></text:p>
            <text:p/>
          </table:table-cell>
          <table:table-cell table:style-name="ce108" office:value-type="string" calcext:value-type="string">
            <text:p><text:span text:style-name="T2">Username: standard_user</text:span></text:p>
            <text:p><text:span text:style-name="T2">Password: secret_sauce</text:span></text:p>
            <text:p><text:span text:style-name="T5">Product: Sauce Labs Onesie</text:span></text:p>
          </table:table-cell>
          <table:table-cell table:style-name="ce52" office:value-type="string" calcext:value-type="string">
            <text:p>At return to Home page the items remain sorted by price (H to L).</text:p>
          </table:table-cell>
          <table:table-cell table:style-name="ce52" office:value-type="string" calcext:value-type="string">
            <text:p>At return to Home page the items are sorted by name (A to Z).</text:p>
          </table:table-cell>
          <table:table-cell table:style-name="ce125" office:value-type="string" calcext:value-type="string">
            <text:p>Fail</text:p>
          </table:table-cell>
          <table:table-cell table:style-name="ce137" office:value-type="float" office:value="2" calcext:value-type="float">
            <text:p>2</text:p>
          </table:table-cell>
          <table:table-cell table:style-name="ce120"/>
          <table:table-cell table:style-name="ce28" table:number-columns-repeated="1012"/>
        </table:table-row>
        <table:table-row table:style-name="ro27">
          <table:covered-table-cell table:style-name="ce52"/>
          <table:table-cell table:style-name="ce43" table:formula="of:=SUM([.$B33];1)" office:value-type="float" office:value="33" calcext:value-type="float">
            <text:p>33</text:p>
          </table:table-cell>
          <table:table-cell table:style-name="ce58" office:value-type="string" calcext:value-type="string">
            <text:p>Check the item added to cart remains in cart at returns to Home page with “back” from browser</text:p>
          </table:table-cell>
          <table:table-cell table:style-name="ce85" office:value-type="string" calcext:value-type="string">
            <text:p>P1</text:p>
          </table:table-cell>
          <table:table-cell table:style-name="ce52"/>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name of one product</text:span></text:p>
            <text:p><text:span text:style-name="T6">6. press add to cart button</text:span></text:p>
            <text:p><text:span text:style-name="T6">7. click back from browser</text:span></text:p>
            <text:p><text:span text:style-name="T6">9. click the icon off the cart</text:span></text:p>
          </table:table-cell>
          <table:table-cell table:style-name="ce108" office:value-type="string" calcext:value-type="string">
            <text:p><text:span text:style-name="T2">Username: standard_user</text:span></text:p>
            <text:p><text:span text:style-name="T2">Password: secret_sauce</text:span></text:p>
            <text:p><text:span text:style-name="T2">Product: Sauce Labs Onesie</text:span></text:p>
          </table:table-cell>
          <table:table-cell table:style-name="ce52" office:value-type="string" calcext:value-type="string">
            <text:p><text:span text:style-name="T2">At return to Home page the number 1 appears next to the cart</text:span> and in the cart are the item added before.</text:p>
          </table:table-cell>
          <table:table-cell table:style-name="ce52" office:value-type="string" calcext:value-type="string">
            <text:p><text:span text:style-name="T2">At return to Home page the number 1 appears next to the cart and in the cart are the item added before.</text:span></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29">
          <table:table-cell table:style-name="ce18" office:value-type="string" calcext:value-type="string" table:number-columns-spanned="1" table:number-rows-spanned="14">
            <text:p>Shopping cart page</text:p>
          </table:table-cell>
          <table:table-cell table:style-name="ce44" table:formula="of:=SUM([.$B34];1)" office:value-type="float" office:value="34" calcext:value-type="float">
            <text:p>34</text:p>
          </table:table-cell>
          <table:table-cell table:style-name="ce59" office:value-type="string" calcext:value-type="string">
            <text:p>Check products details from Shopping cart page</text:p>
          </table:table-cell>
          <table:table-cell table:style-name="ce85" office:value-type="string" calcext:value-type="string">
            <text:p>P1</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two products</text:span></text:p>
            <text:p><text:span text:style-name="T6">6. click</text:span><text:span text:style-name="T7"> the icon off the cart  </text:span></text:p>
          </table:table-cell>
          <table:table-cell table:style-name="ce64" office:value-type="string" calcext:value-type="string">
            <text:p><text:span text:style-name="T5">Username: standard_user</text:span></text:p>
            <text:p><text:span text:style-name="T5">Password: secret_sauce</text:span></text:p>
            <text:p><text:span text:style-name="T5">Product: Sauce Labs Backpack</text:span></text:p>
            <text:p><text:span text:style-name="T5">Product: Sauce Labs Bike Light</text:span></text:p>
          </table:table-cell>
          <table:table-cell table:style-name="ce52" office:value-type="string" calcext:value-type="string">
            <text:p><text:span text:style-name="T2">When the Shopping Cart is accessed the following is displayed: information about the products added to the cart, their price, quantity and a “remove” button. Also have </text:span><text:span text:style-name="T8">company logo up in the center, a menu button in the upper left with All Items, About, Logout, Reset app state and icon off a cart up on the right.</text:span></text:p>
          </table:table-cell>
          <table:table-cell table:style-name="ce52" office:value-type="string" calcext:value-type="string">
            <text:p><text:span text:style-name="T2">When the Shopping Cart is accessed the following is displayed: information about the products added to the cart, their price, quantity and a “remove” button. Also have </text:span><text:span text:style-name="T8">company logo up in the center, a menu button in the upper left with All Items, About, Logout, Reset app state and icon off a cart up on the right.</text:span></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30">
          <table:covered-table-cell table:style-name="ce20"/>
          <table:table-cell table:style-name="ce44" table:formula="of:=SUM([.$B35];1)" office:value-type="float" office:value="35" calcext:value-type="float">
            <text:p>35</text:p>
          </table:table-cell>
          <table:table-cell table:style-name="ce59" office:value-type="string" calcext:value-type="string">
            <text:p>Test “remove” button from Shopping cart page for one product</text:p>
          </table:table-cell>
          <table:table-cell table:style-name="ce85" office:value-type="string" calcext:value-type="string">
            <text:p>P1</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one product</text:span></text:p>
            <text:p><text:span text:style-name="T6">6. click</text:span><text:span text:style-name="T7"> the icon off the cart </text:span></text:p>
            <text:p><text:span text:style-name="T2">7.  press “remove” button for one item</text:span></text:p>
          </table:table-cell>
          <table:table-cell table:style-name="ce95" office:value-type="string" calcext:value-type="string">
            <text:p><text:span text:style-name="T5">Username: standard_user</text:span></text:p>
            <text:p><text:span text:style-name="T5">Password: secret_sauce</text:span></text:p>
            <text:p><text:span text:style-name="T5">Product: </text:span></text:p>
            <text:p><text:span text:style-name="T5">Sauce Labs Fleece Jacket</text:span></text:p>
          </table:table-cell>
          <table:table-cell table:number-columns-repeated="2" table:style-name="ce69" office:value-type="string" calcext:value-type="string">
            <text:p>In Shopping cart page the item (Sauce Labs Fleece Jacket) for which was clicked “remove” is deleted and the Shopping cart page is empty.</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30">
          <table:covered-table-cell table:style-name="ce20"/>
          <table:table-cell table:style-name="ce44" table:formula="of:=SUM([.$B36];1)" office:value-type="float" office:value="36" calcext:value-type="float">
            <text:p>36</text:p>
          </table:table-cell>
          <table:table-cell table:style-name="ce59" office:value-type="string" calcext:value-type="string">
            <text:p>Test “remove” button from Shopping cart page for all products</text:p>
          </table:table-cell>
          <table:table-cell table:style-name="ce85" office:value-type="string" calcext:value-type="string">
            <text:p>P1</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all products</text:span></text:p>
            <text:p><text:span text:style-name="T6">6. click</text:span><text:span text:style-name="T7"> the icon off the cart </text:span></text:p>
            <text:p><text:span text:style-name="T2">7.  press “remove” button for all items</text:span></text:p>
          </table:table-cell>
          <table:table-cell table:style-name="ce64" office:value-type="string" calcext:value-type="string">
            <text:p><text:span text:style-name="T2">Username: problem_user</text:span></text:p>
            <text:p><text:span text:style-name="T2">Password: secret_sauce</text:span></text:p>
            <text:p><text:span text:style-name="T2">Product: all 6</text:span></text:p>
          </table:table-cell>
          <table:table-cell table:number-columns-repeated="2" table:style-name="ce69" office:value-type="string" calcext:value-type="string">
            <text:p>In Shopping cart page all items <text:s/>for which was clicked “remove” are deleted. The Shopping cart page is empty.</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23">
          <table:covered-table-cell table:style-name="ce52"/>
          <table:table-cell table:style-name="ce44" table:formula="of:=SUM([.$B37];1)" office:value-type="float" office:value="37" calcext:value-type="float">
            <text:p>37</text:p>
          </table:table-cell>
          <table:table-cell table:style-name="ce59" office:value-type="string" calcext:value-type="string">
            <text:p>Test “continue shopping” button and the update of shopping cart </text:p>
          </table:table-cell>
          <table:table-cell table:style-name="ce85" office:value-type="string" calcext:value-type="string">
            <text:p>P1</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text:span><text:span text:style-name="T7">“add to cart” button for one product</text:span></text:p>
            <text:p><text:span text:style-name="T2">6.  click the icon off the cart </text:span></text:p>
            <text:p><text:span text:style-name="T2">7.  press “continue shopping” </text:span></text:p>
            <text:p><text:span text:style-name="T2">8.  </text:span><text:span text:style-name="T8">press </text:span><text:span text:style-name="T7">“add to cart” button for another product</text:span></text:p>
            <text:p><text:span text:style-name="T2">9.  click the icon off the cart</text:span></text:p>
          </table:table-cell>
          <table:table-cell table:style-name="ce64" office:value-type="string" calcext:value-type="string">
            <text:p><text:span text:style-name="T5">Username: standard_user</text:span></text:p>
            <text:p><text:span text:style-name="T5">Password: secret_sauce</text:span></text:p>
            <text:p><text:span text:style-name="T5">Product: Sauce Labs Onesie</text:span></text:p>
            <text:p><text:span text:style-name="T5">Product: Sauce Labs Backpack</text:span></text:p>
          </table:table-cell>
          <table:table-cell table:number-columns-repeated="2" table:style-name="ce52" office:value-type="string" calcext:value-type="string">
            <text:p>Press of “continue shopping” button redirects to Home page. When adding a new product, the shopping cart page is updated and number 2 appears next to the icon of the cart.</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30">
          <table:covered-table-cell table:style-name="ce52"/>
          <table:table-cell table:style-name="ce44" table:formula="of:=SUM([.$B38];1)" office:value-type="float" office:value="38" calcext:value-type="float">
            <text:p>38</text:p>
          </table:table-cell>
          <table:table-cell table:style-name="ce59" office:value-type="string" calcext:value-type="string">
            <text:p>Test “checkout” button </text:p>
          </table:table-cell>
          <table:table-cell table:style-name="ce85" office:value-type="string" calcext:value-type="string">
            <text:p>P1</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one product</text:span></text:p>
            <text:p><text:span text:style-name="T6">6. click</text:span><text:span text:style-name="T7"> the icon off the cart </text:span></text:p>
            <text:p><text:span text:style-name="T2">7.  press “checkout” button </text:span></text:p>
          </table:table-cell>
          <table:table-cell table:style-name="ce64" office:value-type="string" calcext:value-type="string">
            <text:p><text:span text:style-name="T5">Username: standard_user</text:span></text:p>
            <text:p><text:span text:style-name="T5">Password: secret_sauce</text:span></text:p>
            <text:p><text:span text:style-name="T5">Product: Sauce Labs Bolt T-Shirt</text:span></text:p>
          </table:table-cell>
          <table:table-cell table:number-columns-repeated="2" table:style-name="ce52" office:value-type="string" calcext:value-type="string">
            <text:p>Press of “checkout” button redirects to Checkout page. </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31">
          <table:covered-table-cell table:style-name="ce52"/>
          <table:table-cell table:style-name="ce44" table:formula="of:=SUM([.$B39];1)" office:value-type="float" office:value="39" calcext:value-type="float">
            <text:p>39</text:p>
          </table:table-cell>
          <table:table-cell table:style-name="ce59" office:value-type="string" calcext:value-type="string">
            <text:p>Verify “checkout” button when the cart is empty</text:p>
          </table:table-cell>
          <table:table-cell table:style-name="ce85" office:value-type="string" calcext:value-type="string">
            <text:p>P1</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click</text:span><text:span text:style-name="T7"> the icon off the cart </text:span></text:p>
            <text:p><text:span text:style-name="T2">6.  press “checkout” button </text:span></text:p>
          </table:table-cell>
          <table:table-cell table:style-name="ce64" office:value-type="string" calcext:value-type="string">
            <text:p><text:span text:style-name="T5">Username: standard_user</text:span></text:p>
            <text:p><text:span text:style-name="T5">Password: secret_sauce</text:span></text:p>
          </table:table-cell>
          <table:table-cell table:style-name="ce52" office:value-type="string" calcext:value-type="string">
            <text:p>When the cart is empty and the Shopping cart page is accessed, “checkout” button isn’t functional.</text:p>
          </table:table-cell>
          <table:table-cell table:style-name="ce52" office:value-type="string" calcext:value-type="string">
            <text:p>When the cart is empty and the Shopping cart page is accessed, “checkout” button is functional and redirects to Checkout page.</text:p>
          </table:table-cell>
          <table:table-cell table:style-name="ce125" office:value-type="string" calcext:value-type="string">
            <text:p>Fail</text:p>
          </table:table-cell>
          <table:table-cell table:style-name="ce137" office:value-type="float" office:value="3" calcext:value-type="float">
            <text:p>3</text:p>
          </table:table-cell>
          <table:table-cell table:style-name="ce120"/>
          <table:table-cell table:style-name="ce28" table:number-columns-repeated="1012"/>
        </table:table-row>
        <table:table-row table:style-name="ro31">
          <table:covered-table-cell table:style-name="ce52"/>
          <table:table-cell table:style-name="ce44" table:formula="of:=SUM([.$B40];1)" office:value-type="float" office:value="40" calcext:value-type="float">
            <text:p>40</text:p>
          </table:table-cell>
          <table:table-cell table:style-name="ce59" office:value-type="string" calcext:value-type="string">
            <text:p>Test “continue shopping” button when the cart is empty </text:p>
          </table:table-cell>
          <table:table-cell table:style-name="ce85" office:value-type="string" calcext:value-type="string">
            <text:p>P1</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click</text:span><text:span text:style-name="T7"> the icon off the cart </text:span></text:p>
            <text:p><text:span text:style-name="T2">6.  press “continue shopping” button </text:span></text:p>
          </table:table-cell>
          <table:table-cell table:style-name="ce64" office:value-type="string" calcext:value-type="string">
            <text:p><text:span text:style-name="T5">Username: standard_user</text:span></text:p>
            <text:p><text:span text:style-name="T5">Password: secret_sauce</text:span></text:p>
          </table:table-cell>
          <table:table-cell table:number-columns-repeated="2" table:style-name="ce52" office:value-type="string" calcext:value-type="string">
            <text:p>“continue shopping” button is redirecting to Home page.</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32">
          <table:covered-table-cell table:style-name="ce52"/>
          <table:table-cell table:style-name="ce44" table:formula="of:=SUM([.$B41];1)" office:value-type="float" office:value="41" calcext:value-type="float">
            <text:p>41</text:p>
          </table:table-cell>
          <table:table-cell table:style-name="ce59" office:value-type="string" calcext:value-type="string">
            <text:p>Check that items remain sorted at return to Home page with “continue shopping” when the cart is empty</text:p>
          </table:table-cell>
          <table:table-cell table:style-name="ce85" office:value-type="string" calcext:value-type="string">
            <text:p>P1</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choose from sort button the sorting by price (low to high)</text:span></text:p>
            <text:p><text:span text:style-name="T6">6. click</text:span><text:span text:style-name="T7"> the icon off the cart </text:span></text:p>
            <text:p><text:span text:style-name="T2">7.  press “continue shopping” button </text:span></text:p>
          </table:table-cell>
          <table:table-cell table:style-name="ce64" office:value-type="string" calcext:value-type="string">
            <text:p><text:span text:style-name="T2">Username: standard_user</text:span></text:p>
            <text:p><text:span text:style-name="T2">Password: secret_sauce</text:span></text:p>
          </table:table-cell>
          <table:table-cell table:style-name="ce52" office:value-type="string" calcext:value-type="string">
            <text:p>At return to Home page the items should remain sorted by price (low to high).</text:p>
          </table:table-cell>
          <table:table-cell table:style-name="ce52" office:value-type="string" calcext:value-type="string">
            <text:p>At return to Home page the items are sorted by name (A to Z).</text:p>
          </table:table-cell>
          <table:table-cell table:style-name="ce125" office:value-type="string" calcext:value-type="string">
            <text:p>Fail</text:p>
          </table:table-cell>
          <table:table-cell table:style-name="ce137" office:value-type="float" office:value="4" calcext:value-type="float">
            <text:p>4</text:p>
          </table:table-cell>
          <table:table-cell table:style-name="ce120"/>
          <table:table-cell table:style-name="ce28" table:number-columns-repeated="1012"/>
        </table:table-row>
        <table:table-row table:style-name="ro30">
          <table:covered-table-cell table:style-name="ce52"/>
          <table:table-cell table:style-name="ce44" table:formula="of:=SUM([.$B42];1)" office:value-type="float" office:value="42" calcext:value-type="float">
            <text:p>42</text:p>
          </table:table-cell>
          <table:table-cell table:style-name="ce59" office:value-type="string" calcext:value-type="string">
            <text:p>Test “continue shopping” button when in the cart are all the products added</text:p>
          </table:table-cell>
          <table:table-cell table:style-name="ce85" office:value-type="string" calcext:value-type="string">
            <text:p>P1</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all 6 products</text:span></text:p>
            <text:p><text:span text:style-name="T6">6. </text:span><text:span text:style-name="T7">press the icon off the cart </text:span></text:p>
            <text:p><text:span text:style-name="T2">7.  click “continue shopping”</text:span></text:p>
          </table:table-cell>
          <table:table-cell table:style-name="ce52" office:value-type="string" calcext:value-type="string">
            <text:p><text:span text:style-name="T2">Username: standard_user</text:span></text:p>
            <text:p><text:span text:style-name="T2">Password: secret_sauce</text:span></text:p>
            <text:p><text:span text:style-name="T2">Product: all 6 </text:span></text:p>
          </table:table-cell>
          <table:table-cell table:number-columns-repeated="2" table:style-name="ce52" office:value-type="string" calcext:value-type="string">
            <text:p>Press of “continue shopping” button redirects to Home page where all the products have the button ”add to cart” modified in “remove”</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22">
          <table:covered-table-cell table:style-name="ce52"/>
          <table:table-cell table:style-name="ce44" table:formula="of:=SUM([.$B43];1)" office:value-type="float" office:value="43" calcext:value-type="float">
            <text:p>43</text:p>
          </table:table-cell>
          <table:table-cell table:style-name="ce59" office:value-type="string" calcext:value-type="string">
            <text:p>Test “All Items” from menu button from Shopping cart page and check the item added to cart remains in cart at return to Home page</text:p>
          </table:table-cell>
          <table:table-cell table:style-name="ce85" office:value-type="string" calcext:value-type="string">
            <text:p>P2</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one product</text:span></text:p>
            <text:p><text:span text:style-name="T6">6. click</text:span><text:span text:style-name="T7"> the icon off the cart  </text:span></text:p>
            <text:p><text:span text:style-name="T2">7.  click “All Items” from menu button</text:span></text:p>
          </table:table-cell>
          <table:table-cell table:style-name="ce64" office:value-type="string" calcext:value-type="string">
            <text:p><text:span text:style-name="T5">Username: standard_user</text:span></text:p>
            <text:p><text:span text:style-name="T5">Password: secret_sauce</text:span></text:p>
            <text:p><text:span text:style-name="T5">Product: Sauce Labs Backpack</text:span></text:p>
          </table:table-cell>
          <table:table-cell table:style-name="ce52" office:value-type="string" calcext:value-type="string">
            <text:p><text:span text:style-name="T2">“All Items” from menu button redirect to Home page and the cart still have the product added (the number 1 appears next to the cart  and also the ”add to cart” button of product added is modified in “remove” button)</text:span></text:p>
          </table:table-cell>
          <table:table-cell table:style-name="ce52" office:value-type="string" calcext:value-type="string">
            <text:p><text:span text:style-name="T2">“All Items” from menu button redirect to Home page and the cart still have the product added (the number 1 appears next to the cart  and also the ”add to cart” button of product added is modified in “remove” button)</text:span></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33">
          <table:covered-table-cell table:style-name="ce61"/>
          <table:table-cell table:style-name="ce44" table:formula="of:=SUM([.$B44];1)" office:value-type="float" office:value="44" calcext:value-type="float">
            <text:p>44</text:p>
          </table:table-cell>
          <table:table-cell table:style-name="ce59" office:value-type="string" calcext:value-type="string">
            <text:p>Test “About” from menu button from Shopping cart page and check returns from SauceLabs page to Shopping cart page with “back” from browser and the persistence of products in cart</text:p>
          </table:table-cell>
          <table:table-cell table:style-name="ce85" office:value-type="string" calcext:value-type="string">
            <text:p>P2</text:p>
          </table:table-cell>
          <table:table-cell table:style-name="ce61"/>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one product</text:span></text:p>
            <text:p><text:span text:style-name="T6">6. click</text:span><text:span text:style-name="T7"> the icon off the cart  </text:span></text:p>
            <text:p><text:span text:style-name="T2">7.  click “About” from menu button</text:span></text:p>
            <text:p><text:span text:style-name="T2">8.  press “back” from browser</text:span></text:p>
          </table:table-cell>
          <table:table-cell table:style-name="ce109" office:value-type="string" calcext:value-type="string">
            <text:p><text:span text:style-name="T2">Username: standard_user</text:span></text:p>
            <text:p><text:span text:style-name="T2">Password: secret_sauce</text:span></text:p>
            <text:p><text:span text:style-name="T5">Product: Sauce Labs Bike Light</text:span></text:p>
          </table:table-cell>
          <table:table-cell table:number-columns-repeated="2" table:style-name="ce61" office:value-type="string" calcext:value-type="string">
            <text:p>Press of “About” from menu button from Shopping cart page redirects to other page (SauceLabs page) with presentation of the testing tools of the company who made the site.“back” from browser returns from SauceLabs page back to Shopping cart page and the item added to cart is still in cart.</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34">
          <table:covered-table-cell table:style-name="ce61"/>
          <table:table-cell table:style-name="ce44" table:formula="of:=SUM([.$B45];1)" office:value-type="float" office:value="45" calcext:value-type="float">
            <text:p>45</text:p>
          </table:table-cell>
          <table:table-cell table:style-name="ce59" office:value-type="string" calcext:value-type="string">
            <text:p>Test “Logout” from menu button from Checkout page (with item added to the cart) and login again</text:p>
          </table:table-cell>
          <table:table-cell table:style-name="ce45" office:value-type="string" calcext:value-type="string">
            <text:p>P1</text:p>
          </table:table-cell>
          <table:table-cell table:style-name="ce61"/>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button for one product</text:span></text:p>
            <text:p><text:span text:style-name="T6">6. click</text:span><text:span text:style-name="T7"> the icon off the cart  </text:span></text:p>
            <text:p><text:span text:style-name="T2">7.  click “Logout” from menu button</text:span></text:p>
            <text:p><text:span text:style-name="T2">8.  insert the same valid data in field “Username”</text:span></text:p>
            <text:p><text:span text:style-name="T2">9.  insert the same valid data in field “Password”</text:span></text:p>
            <text:p><text:span text:style-name="T2">10. press “Login” button</text:span></text:p>
            <text:p><text:span text:style-name="T2">11. click the icon off the cart  </text:span></text:p>
          </table:table-cell>
          <table:table-cell table:style-name="ce67" office:value-type="string" calcext:value-type="string">
            <text:p><text:span text:style-name="T5">Username: standard_user</text:span></text:p>
            <text:p><text:span text:style-name="T5">Password: secret_sauce</text:span></text:p>
            <text:p><text:span text:style-name="T2">Product: Sauce Labs Bike Light</text:span></text:p>
          </table:table-cell>
          <table:table-cell table:number-columns-repeated="2" table:style-name="ce61" office:value-type="string" calcext:value-type="string">
            <text:p>By clicking on the logout button user is logged-out of the account. By logging-in again, the item added to the cart remained in the basket.</text:p>
          </table:table-cell>
          <table:table-cell table:style-name="ce125" office:value-type="string" calcext:value-type="string">
            <text:p>Pass</text:p>
          </table:table-cell>
          <table:table-cell table:style-name="ce137"/>
          <table:table-cell table:style-name="ce129"/>
          <table:table-cell table:style-name="ce28" table:number-columns-repeated="6"/>
          <table:table-cell table:style-name="ce130"/>
          <table:table-cell table:style-name="ce28" table:number-columns-repeated="1005"/>
        </table:table-row>
        <table:table-row table:style-name="ro35">
          <table:covered-table-cell table:style-name="ce61"/>
          <table:table-cell table:style-name="ce44" table:formula="of:=SUM([.$B46];1)" office:value-type="float" office:value="46" calcext:value-type="float">
            <text:p>46</text:p>
          </table:table-cell>
          <table:table-cell table:style-name="ce59" office:value-type="string" calcext:value-type="string">
            <text:p>Check that items remain sorted at return to Home page from Shopping cart page with “back” from browser</text:p>
          </table:table-cell>
          <table:table-cell table:style-name="ce4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2">5. </text:span><text:span text:style-name="T8">choose from sort button the sorting by price (high to low)</text:span></text:p>
            <text:p><text:span text:style-name="T9">6. add to cart one item</text:span></text:p>
            <text:p><text:span text:style-name="T9">7. click the icon of the cart</text:span></text:p>
            <text:p><text:span text:style-name="T9">8. click back from browser</text:span></text:p>
            <text:p><text:span text:style-name="T9">9. click the icon off the cart</text:span></text:p>
          </table:table-cell>
          <table:table-cell table:style-name="ce109" office:value-type="string" calcext:value-type="string">
            <text:p><text:span text:style-name="T2">Username: standard_user</text:span></text:p>
            <text:p><text:span text:style-name="T2">Password: secret_sauce</text:span></text:p>
            <text:p><text:span text:style-name="T9">Product: Test.allTheThings() T-Shirt (Red)</text:span></text:p>
          </table:table-cell>
          <table:table-cell table:style-name="ce61" office:value-type="string" calcext:value-type="string">
            <text:p>At return to Home page with “back” from browser, items are sorted by price (high to low).</text:p>
          </table:table-cell>
          <table:table-cell table:style-name="ce61" office:value-type="string" calcext:value-type="string">
            <text:p>At return to Home page with “back” from browser, items are sorted by name A to Z</text:p>
          </table:table-cell>
          <table:table-cell table:style-name="ce125" office:value-type="string" calcext:value-type="string">
            <text:p>Fail</text:p>
          </table:table-cell>
          <table:table-cell table:style-name="ce137" office:value-type="float" office:value="5" calcext:value-type="float">
            <text:p>5</text:p>
          </table:table-cell>
          <table:table-cell table:style-name="ce129"/>
          <table:table-cell table:style-name="ce28" table:number-columns-repeated="1012"/>
        </table:table-row>
        <table:table-row table:style-name="ro22">
          <table:covered-table-cell table:style-name="ce61"/>
          <table:table-cell table:style-name="ce44" table:formula="of:=SUM([.$B47];1)" office:value-type="float" office:value="47" calcext:value-type="float">
            <text:p>47</text:p>
          </table:table-cell>
          <table:table-cell table:style-name="ce59" office:value-type="string" calcext:value-type="string">
            <text:p>Check the item added to cart remains in cart at return to Home page with “back” from browser</text:p>
          </table:table-cell>
          <table:table-cell table:style-name="ce4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in field “Username”</text:span></text:p>
            <text:p><text:span text:style-name="T2">3. insert valid data in field “Password”</text:span></text:p>
            <text:p><text:span text:style-name="T2">4. press “Login” button</text:span></text:p>
            <text:p><text:span text:style-name="T2">5. add to cart one item</text:span></text:p>
            <text:p><text:span text:style-name="T2">6. click the icon of the cart</text:span></text:p>
            <text:p><text:span text:style-name="T2">7. click back from browser</text:span></text:p>
            <text:p><text:span text:style-name="T2">8. click the icon off the cart</text:span></text:p>
          </table:table-cell>
          <table:table-cell table:style-name="ce109" office:value-type="string" calcext:value-type="string">
            <text:p><text:span text:style-name="T2">Username: standard_user</text:span></text:p>
            <text:p><text:span text:style-name="T2">Password: secret_sauce</text:span></text:p>
            <text:p><text:span text:style-name="T2">Product: Test.allTheThings() T-Shirt (Red)</text:span></text:p>
          </table:table-cell>
          <table:table-cell table:number-columns-repeated="2" table:style-name="ce61" office:value-type="string" calcext:value-type="string">
            <text:p>At return to Home page with “back” from browser, item added to cart remains (and the number 1 is next to the icon of the cart and “add to cart” button is modified in “remove” button)</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36">
          <table:table-cell table:style-name="ce24" office:value-type="string" calcext:value-type="string" table:number-columns-spanned="1" table:number-rows-spanned="12">
            <text:p>Checkout page</text:p>
          </table:table-cell>
          <table:table-cell table:style-name="ce46" table:formula="of:=SUM([.$B48];1)" office:value-type="float" office:value="48" calcext:value-type="float">
            <text:p>48</text:p>
          </table:table-cell>
          <table:table-cell table:style-name="ce36" office:value-type="string" calcext:value-type="string">
            <text:p>Test “continue” button with valid data in all page fields</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button </text:span></text:p>
            <text:p><text:span text:style-name="T9">8. insert valid data in field “First name”</text:span></text:p>
            <text:p><text:span text:style-name="T9">9. insert valid data in field “Last name”</text:span></text:p>
            <text:p><text:span text:style-name="T9">10.insert valid data in field “Zip/Postal code”</text:span></text:p>
            <text:p><text:span text:style-name="T9">11. press “continue” button</text:span></text:p>
          </table:table-cell>
          <table:table-cell table:style-name="ce109" office:value-type="string" calcext:value-type="string">
            <text:p><text:span text:style-name="T2">Username: standard_user</text:span></text:p>
            <text:p><text:span text:style-name="T2">Password: secret_sauce</text:span></text:p>
            <text:p><text:span text:style-name="T9">Product: Sauce Labs Bolt T-shirt</text:span></text:p>
            <text:p><text:span text:style-name="T9">First name: Ana-MARIA</text:span></text:p>
            <text:p><text:span text:style-name="T9">Last name: ȚOP</text:span></text:p>
            <text:p><text:span text:style-name="T9">Zip/postal code: 1</text:span></text:p>
          </table:table-cell>
          <table:table-cell table:number-columns-repeated="2" table:style-name="ce61" office:value-type="string" calcext:value-type="string">
            <text:p>“continue” button redirects to page Checkout overview</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33">
          <table:covered-table-cell table:style-name="ce61"/>
          <table:table-cell table:style-name="ce46" table:formula="of:=SUM([.$B49];1)" office:value-type="float" office:value="49" calcext:value-type="float">
            <text:p>49</text:p>
          </table:table-cell>
          <table:table-cell table:style-name="ce36" office:value-type="string" calcext:value-type="string">
            <text:p>Test “continue” button with field “First name” empty</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button </text:span></text:p>
            <text:p><text:span text:style-name="T9">8. leave empty the field “First name”</text:span></text:p>
            <text:p><text:span text:style-name="T9">9. insert valid data in field “Last name”</text:span></text:p>
            <text:p><text:span text:style-name="T9">10.insert valid data in field “Zip/Postal code”</text:span></text:p>
            <text:p><text:span text:style-name="T9">11. press “continue” button</text:span></text:p>
          </table:table-cell>
          <table:table-cell table:style-name="ce109" office:value-type="string" calcext:value-type="string">
            <text:p><text:span text:style-name="T2">Username: standard_user</text:span></text:p>
            <text:p><text:span text:style-name="T2">Password: secret_sauce</text:span></text:p>
            <text:p><text:span text:style-name="T9">Product: </text:span></text:p>
            <text:p><text:span text:style-name="T9">Sauce Labs Fleece Jacket</text:span></text:p>
            <text:p><text:span text:style-name="T9">First name: </text:span></text:p>
            <text:p><text:span text:style-name="T9">Last name: ȚOP</text:span></text:p>
            <text:p><text:span text:style-name="T9">Zip/postal code: 1</text:span></text:p>
          </table:table-cell>
          <table:table-cell table:style-name="ce61" office:value-type="string" calcext:value-type="string">
            <text:p>“continue” button returns the message:  “<text:span text:style-name="T16">Error: First Name is required”</text:span></text:p>
          </table:table-cell>
          <table:table-cell table:style-name="ce61" office:value-type="string" calcext:value-type="string">
            <text:p><text:span text:style-name="T2">“continue” button returns the message:  “</text:span><text:span text:style-name="T17">Error: First Name is required”</text:span></text:p>
          </table:table-cell>
          <table:table-cell table:style-name="ce126" office:value-type="string" calcext:value-type="string">
            <text:p>Pass</text:p>
          </table:table-cell>
          <table:table-cell table:style-name="ce137"/>
          <table:table-cell table:style-name="ce129"/>
          <table:table-cell table:style-name="ce28" table:number-columns-repeated="1012"/>
        </table:table-row>
        <table:table-row table:style-name="ro33">
          <table:covered-table-cell table:style-name="ce61"/>
          <table:table-cell table:style-name="ce46" table:formula="of:=SUM([.$B50];1)" office:value-type="float" office:value="50" calcext:value-type="float">
            <text:p>50</text:p>
          </table:table-cell>
          <table:table-cell table:style-name="ce36" office:value-type="string" calcext:value-type="string">
            <text:p>Test “continue” button with field “Last name” empty</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button </text:span></text:p>
            <text:p><text:span text:style-name="T9">8. insert valid data in field “First name”</text:span></text:p>
            <text:p><text:span text:style-name="T9">9. leave empty field “Last name”</text:span></text:p>
            <text:p><text:span text:style-name="T9">10.insert valid data in field “Zip/Postal code”</text:span></text:p>
            <text:p><text:span text:style-name="T9">11. press “continue” button</text:span></text:p>
          </table:table-cell>
          <table:table-cell table:style-name="ce109" office:value-type="string" calcext:value-type="string">
            <text:p><text:span text:style-name="T2">Username: standard_user</text:span></text:p>
            <text:p><text:span text:style-name="T2">Password: secret_sauce</text:span></text:p>
            <text:p><text:span text:style-name="T2">Product: Sauce Labs Fleece Jacket</text:span></text:p>
            <text:p><text:span text:style-name="T9">First name: Ana-MARIA</text:span></text:p>
            <text:p><text:span text:style-name="T9">Last name: </text:span></text:p>
            <text:p><text:span text:style-name="T9">Zip/postal code: 12345</text:span></text:p>
          </table:table-cell>
          <table:table-cell table:style-name="ce67" office:value-type="string" calcext:value-type="string">
            <text:p><text:span text:style-name="T5">“continue” button returns the message:  “</text:span><text:span text:style-name="T14">Error: Last Name is required”</text:span></text:p>
          </table:table-cell>
          <table:table-cell table:style-name="ce67" office:value-type="string" calcext:value-type="string">
            <text:p><text:span text:style-name="T5">“continue” button returns the message:  “</text:span><text:span text:style-name="T14">Error: Last Name is required”</text:span></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33">
          <table:covered-table-cell table:style-name="ce61"/>
          <table:table-cell table:style-name="ce46" table:formula="of:=SUM([.$B51];1)" office:value-type="float" office:value="51" calcext:value-type="float">
            <text:p>51</text:p>
          </table:table-cell>
          <table:table-cell table:style-name="ce36" office:value-type="string" calcext:value-type="string">
            <text:p>Test “continue” button with field “Zip/postal code” empty</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button </text:span></text:p>
            <text:p><text:span text:style-name="T9">8. insert valid data in field “First name”</text:span></text:p>
            <text:p><text:span text:style-name="T9">9. insert valid data in field “Last name”</text:span></text:p>
            <text:p><text:span text:style-name="T9">10.leave empty the field “Zip/Postal code”</text:span></text:p>
            <text:p><text:span text:style-name="T9">11. press “continue” button</text:span></text:p>
          </table:table-cell>
          <table:table-cell table:style-name="ce109" office:value-type="string" calcext:value-type="string">
            <text:p><text:span text:style-name="T2">Username: standard_user</text:span></text:p>
            <text:p><text:span text:style-name="T2">Password: secret_sauce</text:span></text:p>
            <text:p><text:span text:style-name="T9">Product: Sauce Labs Bike Light</text:span></text:p>
            <text:p><text:span text:style-name="T9">First name: Ana-MAR1A</text:span></text:p>
            <text:p><text:span text:style-name="T9">Last name: ȚOP!</text:span></text:p>
            <text:p><text:span text:style-name="T9">Zip/postal code: </text:span></text:p>
          </table:table-cell>
          <table:table-cell table:style-name="ce67" office:value-type="string" calcext:value-type="string">
            <text:p><text:span text:style-name="T5">“continue” button returns the message:  “</text:span><text:span text:style-name="T14">Error: Postal code is required”</text:span></text:p>
          </table:table-cell>
          <table:table-cell table:style-name="ce67" office:value-type="string" calcext:value-type="string">
            <text:p><text:span text:style-name="T5">“continue” button returns the message:  “</text:span><text:span text:style-name="T14">Error: Postal code is required”</text:span></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33">
          <table:covered-table-cell table:style-name="ce61"/>
          <table:table-cell table:style-name="ce46" table:formula="of:=SUM([.$B52];1)" office:value-type="float" office:value="52" calcext:value-type="float">
            <text:p>52</text:p>
          </table:table-cell>
          <table:table-cell table:style-name="ce36" office:value-type="string" calcext:value-type="string">
            <text:p>Test “continue” button with all fields empty</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from browser </text:span></text:p>
            <text:p><text:span text:style-name="T9">8. leave empty the field “First name”</text:span></text:p>
            <text:p><text:span text:style-name="T9">9. leave empty the field “Last name”</text:span></text:p>
            <text:p><text:span text:style-name="T9">10.leave empty the field “Zip/Postal code”</text:span></text:p>
            <text:p><text:span text:style-name="T9">11.press “continue” button</text:span></text:p>
          </table:table-cell>
          <table:table-cell table:style-name="ce109" office:value-type="string" calcext:value-type="string">
            <text:p><text:span text:style-name="T2">Username: standard_user</text:span></text:p>
            <text:p><text:span text:style-name="T2">Password: secret_sauce</text:span></text:p>
            <text:p><text:span text:style-name="T2">Product: Sauce Labs Bike Light</text:span></text:p>
            <text:p><text:span text:style-name="T9">First name: </text:span></text:p>
            <text:p><text:span text:style-name="T9">Last name: </text:span></text:p>
            <text:p><text:span text:style-name="T9">Zip/postal code: </text:span></text:p>
          </table:table-cell>
          <table:table-cell table:style-name="ce61" office:value-type="string" calcext:value-type="string">
            <text:p><text:span text:style-name="T2">“continue” button returns the message:  </text:span></text:p>
            <text:p><text:span text:style-name="T2">“</text:span><text:span text:style-name="T17">Error: First Name is required”</text:span></text:p>
            <text:p/>
          </table:table-cell>
          <table:table-cell table:style-name="ce61" office:value-type="string" calcext:value-type="string">
            <text:p><text:span text:style-name="T2">“continue” button returns the message:  </text:span></text:p>
            <text:p><text:span text:style-name="T2">“</text:span><text:span text:style-name="T17">Error: First Name is required”</text:span></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33">
          <table:covered-table-cell table:style-name="ce61"/>
          <table:table-cell table:style-name="ce46" table:formula="of:=SUM([.$B53];1)" office:value-type="float" office:value="53" calcext:value-type="float">
            <text:p>53</text:p>
          </table:table-cell>
          <table:table-cell table:style-name="ce36" office:value-type="string" calcext:value-type="string">
            <text:p>Test “continue” button with all fields complete with “space”</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in field “Username”</text:span></text:p>
            <text:p><text:span text:style-name="T2">3. insert valid data in field “Password”</text:span></text:p>
            <text:p><text:span text:style-name="T2">4. press “Login” button</text:span></text:p>
            <text:p><text:span text:style-name="T2">5. add to cart one item</text:span></text:p>
            <text:p><text:span text:style-name="T2">6. click the icon of the cart </text:span></text:p>
            <text:p><text:span text:style-name="T2">7. click “checkout” from browser </text:span></text:p>
            <text:p><text:span text:style-name="T2">8. press space-bar in the field “First name”</text:span></text:p>
            <text:p><text:span text:style-name="T2">9. press space-bar in the field “Last name”</text:span></text:p>
            <text:p><text:span text:style-name="T2">10.press space-bar in the field “Zip/Postal code”</text:span></text:p>
            <text:p><text:span text:style-name="T2">11.press “continue” button</text:span></text:p>
          </table:table-cell>
          <table:table-cell table:style-name="ce109" office:value-type="string" calcext:value-type="string">
            <text:p><text:span text:style-name="T2">Username: standard_user</text:span></text:p>
            <text:p><text:span text:style-name="T2">Password: secret_sauce</text:span></text:p>
            <text:p><text:span text:style-name="T2">Product: Sauce Labs Bike Light</text:span></text:p>
            <text:p><text:span text:style-name="T2">First name: </text:span></text:p>
            <text:p><text:span text:style-name="T2">Last name: </text:span></text:p>
            <text:p><text:span text:style-name="T2">Zip/postal code: </text:span></text:p>
          </table:table-cell>
          <table:table-cell table:style-name="ce61" office:value-type="string" calcext:value-type="string">
            <text:p><text:span text:style-name="T2">“continue” button returns the message:  </text:span></text:p>
            <text:p><text:span text:style-name="T2">“</text:span><text:span text:style-name="T17">Error: First Name is required” </text:span></text:p>
          </table:table-cell>
          <table:table-cell table:style-name="ce61" office:value-type="string" calcext:value-type="string">
            <text:p>“continue” button redirects to page Checkout overview</text:p>
          </table:table-cell>
          <table:table-cell table:style-name="ce125" office:value-type="string" calcext:value-type="string">
            <text:p>Fail</text:p>
          </table:table-cell>
          <table:table-cell table:style-name="ce137" office:value-type="float" office:value="9" calcext:value-type="float">
            <text:p>9</text:p>
          </table:table-cell>
          <table:table-cell table:style-name="ce129"/>
          <table:table-cell table:style-name="ce28" table:number-columns-repeated="1012"/>
        </table:table-row>
        <table:table-row table:style-name="ro39">
          <table:covered-table-cell table:style-name="ce61"/>
          <table:table-cell table:style-name="ce46" table:formula="of:=SUM([.$B54];1)" office:value-type="float" office:value="54" calcext:value-type="float">
            <text:p>54</text:p>
          </table:table-cell>
          <table:table-cell table:style-name="ce36" office:value-type="string" calcext:value-type="string">
            <text:p>Test “cancel” button and check at return that fields completed in Checkout page are empty</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button</text:span></text:p>
            <text:p><text:span text:style-name="T9">8. insert valid data in field “First name”</text:span></text:p>
            <text:p><text:span text:style-name="T9">9. insert valid data in field “Last name”</text:span></text:p>
            <text:p><text:span text:style-name="T9">10.insert valid data in field “Zip/Postal code”</text:span></text:p>
            <text:p><text:span text:style-name="T9">11. press “cancel” button from Checkout page</text:span></text:p>
            <text:p><text:span text:style-name="T9">12. press “checkout” button</text:span></text:p>
          </table:table-cell>
          <table:table-cell table:style-name="ce109" office:value-type="string" calcext:value-type="string">
            <text:p><text:span text:style-name="T2">Username: standard_user</text:span></text:p>
            <text:p><text:span text:style-name="T2">Password: secret_sauce</text:span></text:p>
            <text:p><text:span text:style-name="T9">Product: Sauce Labs Backpack</text:span></text:p>
            <text:p><text:span text:style-name="T9">First name: Ana-MARIA</text:span></text:p>
            <text:p><text:span text:style-name="T9">Last name: ȚOP</text:span></text:p>
            <text:p><text:span text:style-name="T9">Zip/postal code: 1</text:span></text:p>
          </table:table-cell>
          <table:table-cell table:number-columns-repeated="2" table:style-name="ce61" office:value-type="string" calcext:value-type="string">
            <text:p>“cancel” button returns to Shopping cart page where there is an item added and at the return to Checkout page the valid data completed in fields have not been saved (the fields are empty)</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19">
          <table:covered-table-cell table:style-name="ce61"/>
          <table:table-cell table:style-name="ce46" table:formula="of:=SUM([.$B55];1)" office:value-type="float" office:value="55" calcext:value-type="float">
            <text:p>55</text:p>
          </table:table-cell>
          <table:table-cell table:style-name="ce36" office:value-type="string" calcext:value-type="string">
            <text:p>Check return to Shopping cart page with “back” from browser and test “remove” and “checkout” button from Shopping cart page </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two items</text:span></text:p>
            <text:p><text:span text:style-name="T9">6. click the icon of the cart </text:span></text:p>
            <text:p><text:span text:style-name="T9">7. click “checkout” button</text:span></text:p>
            <text:p><text:span text:style-name="T9">8. click “back” from browser</text:span></text:p>
            <text:p><text:span text:style-name="T9">9. press “remove” button from one product</text:span></text:p>
            <text:p><text:span text:style-name="T9">10. press “checkout” button</text:span></text:p>
          </table:table-cell>
          <table:table-cell table:style-name="ce109" office:value-type="string" calcext:value-type="string">
            <text:p><text:span text:style-name="T2">Username: standard_user</text:span></text:p>
            <text:p><text:span text:style-name="T2">Password: secret_sauce</text:span></text:p>
            <text:p><text:span text:style-name="T2">Product: Sauce Labs Backpack</text:span></text:p>
            <text:p><text:span text:style-name="T2">Product: Sauce Labs Bike Light</text:span></text:p>
          </table:table-cell>
          <table:table-cell table:style-name="ce61" office:value-type="string" calcext:value-type="string">
            <text:p><text:span text:style-name="T2">By pressing “back” from browser it returns to Shopping cart page. In Shopping cart page the item (Sauce Labs Bike Light) for which was clicked “remove” is deleted and only the other item remained (Sauce Labs Backpack) and “Checkout” button redirect to Checkout page.</text:span></text:p>
          </table:table-cell>
          <table:table-cell table:style-name="ce61" office:value-type="string" calcext:value-type="string">
            <text:p><text:span text:style-name="T2">By pressing “back” from browser it returns to Shopping cart page. In Shopping cart page the item (Sauce Labs Bike Light) for which was clicked “remove” is deleted and only the other item remained (Sauce Labs Backpack)and  “Checkout” button redirect to Checkout page.</text:span></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26">
          <table:covered-table-cell table:style-name="ce61"/>
          <table:table-cell table:style-name="ce46" table:formula="of:=SUM([.$B56];1)" office:value-type="float" office:value="56" calcext:value-type="float">
            <text:p>56</text:p>
          </table:table-cell>
          <table:table-cell table:style-name="ce36" office:value-type="string" calcext:value-type="string">
            <text:p>Test “All Items” (from menu button) from Checkout page and check that items added to cart remains in cart</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in field “Username”</text:span></text:p>
            <text:p><text:span text:style-name="T2">3. insert valid data in field “Password”</text:span></text:p>
            <text:p><text:span text:style-name="T2">4. press “Login” button</text:span></text:p>
            <text:p><text:span text:style-name="T2">5. press “add to cart” for one product</text:span></text:p>
            <text:p><text:span text:style-name="T2">6. click the icon off the cart </text:span></text:p>
            <text:p><text:span text:style-name="T2">7. press “checkout” button </text:span></text:p>
            <text:p><text:span text:style-name="T2">8. click “All Items” from menu button</text:span></text:p>
            <text:p><text:span text:style-name="T2">9. click the icon off the cart </text:span></text:p>
          </table:table-cell>
          <table:table-cell table:style-name="ce90" office:value-type="string" calcext:value-type="string">
            <text:p><text:span text:style-name="T2">Username: standard_user</text:span></text:p>
            <text:p><text:span text:style-name="T2">Password: secret_sauce</text:span></text:p>
            <text:p><text:span text:style-name="T2">Product: Test.allTheThings() T-Shirt (Red)</text:span></text:p>
          </table:table-cell>
          <table:table-cell table:number-columns-repeated="2" table:style-name="ce67" office:value-type="string" calcext:value-type="string">
            <text:p>“All Items” from menu button redirect to Home page where <text:s/>the number 1 is next to the icon of the cart and “add to cart” button from item added (Test.allTheThings() T-Shirt (Red)) is modified in “remove” button and the cart have the product added.</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26">
          <table:covered-table-cell table:style-name="ce61"/>
          <table:table-cell table:style-name="ce46" table:formula="of:=SUM([.$B57];1)" office:value-type="float" office:value="57" calcext:value-type="float">
            <text:p>57</text:p>
          </table:table-cell>
          <table:table-cell table:style-name="ce36" office:value-type="string" calcext:value-type="string">
            <text:p>Check that items remained sorted at return to Home page from Checkout page with “All Items” from menu button</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in field “Username”</text:span></text:p>
            <text:p><text:span text:style-name="T2">3. insert valid data in field “Password”</text:span></text:p>
            <text:p><text:span text:style-name="T2">4. press “Login” button</text:span></text:p>
            <text:p><text:span text:style-name="T2">5. choose sort by name (Z to A)</text:span></text:p>
            <text:p><text:span text:style-name="T2">6. press “add to cart” for one product</text:span></text:p>
            <text:p><text:span text:style-name="T2">7. click the icon off the cart </text:span></text:p>
            <text:p><text:span text:style-name="T2">8.  press “checkout” button </text:span></text:p>
            <text:p><text:span text:style-name="T2">9.  click “All Items” from menu button </text:span></text:p>
          </table:table-cell>
          <table:table-cell table:style-name="ce90" office:value-type="string" calcext:value-type="string">
            <text:p><text:span text:style-name="T2">Username: standard_user</text:span></text:p>
            <text:p><text:span text:style-name="T2">Password: secret_sauce</text:span></text:p>
            <text:p><text:span text:style-name="T2">Product: Test.allTheThings() T-Shirt (Red)</text:span></text:p>
          </table:table-cell>
          <table:table-cell table:style-name="ce61" office:value-type="string" calcext:value-type="string">
            <text:p>“All Items” from menu button redirect to Home page where products are still sorted by name (Z to A). </text:p>
          </table:table-cell>
          <table:table-cell table:style-name="ce61" office:value-type="string" calcext:value-type="string">
            <text:p>“All Items” from menu button redirect to Home page where products are sorted by name (A to Z). </text:p>
          </table:table-cell>
          <table:table-cell table:style-name="ce125" office:value-type="string" calcext:value-type="string">
            <text:p>Fail</text:p>
          </table:table-cell>
          <table:table-cell table:style-name="ce137" office:value-type="float" office:value="6" calcext:value-type="float">
            <text:p>6</text:p>
          </table:table-cell>
          <table:table-cell table:style-name="ce129"/>
          <table:table-cell table:style-name="ce28" table:number-columns-repeated="1012"/>
        </table:table-row>
        <table:table-row table:style-name="ro33">
          <table:covered-table-cell table:style-name="ce61"/>
          <table:table-cell table:style-name="ce46" table:formula="of:=SUM([.$B58];1)" office:value-type="float" office:value="58" calcext:value-type="float">
            <text:p>58</text:p>
          </table:table-cell>
          <table:table-cell table:style-name="ce36" office:value-type="string" calcext:value-type="string">
            <text:p>Test “About” (from menu button) from Checkout page and check returns from SauceLabs page to Checkout page with “back” from browser and the persistence of products in cart</text:p>
          </table:table-cell>
          <table:table-cell table:style-name="ce85" office:value-type="string" calcext:value-type="string">
            <text:p>P2</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press “add to cart” for one product</text:span></text:p>
            <text:p><text:span text:style-name="T9">6. click the icon off the cart </text:span></text:p>
            <text:p><text:span text:style-name="T9">7. press “checkout” button </text:span></text:p>
            <text:p><text:span text:style-name="T9">8. click “About” from menu button</text:span></text:p>
            <text:p><text:span text:style-name="T9">9. press “back” from browser</text:span></text:p>
            <text:p><text:span text:style-name="T9">10. click the icon of the cart</text:span></text:p>
            <text:p/>
          </table:table-cell>
          <table:table-cell table:style-name="ce109" office:value-type="string" calcext:value-type="string">
            <text:p><text:span text:style-name="T2">Username: standard_user</text:span></text:p>
            <text:p><text:span text:style-name="T2">Password: secret_sauce</text:span></text:p>
            <text:p><text:span text:style-name="T9">Product: Sauce Labs Onesie</text:span></text:p>
          </table:table-cell>
          <table:table-cell table:number-columns-repeated="2" table:style-name="ce61" office:value-type="string" calcext:value-type="string">
            <text:p>By pressing “About” from menu button from Checkout page it is redirecting to another page (SauceLabs page) with presentation of the testing tools of the company who made the site. “back” from browser returns from SauceLabs page back to Checkout page and the item added to cart is still in cart.</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42">
          <table:covered-table-cell table:style-name="ce61"/>
          <table:table-cell table:style-name="ce46" table:formula="of:=SUM([.$B59];1)" office:value-type="float" office:value="59" calcext:value-type="float">
            <text:p>59</text:p>
          </table:table-cell>
          <table:table-cell table:style-name="ce36" office:value-type="string" calcext:value-type="string">
            <text:p>Test “Logout” from menu button from Checkout page (with item added to the cart) and login again</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press “add to cart” for one product</text:span></text:p>
            <text:p><text:span text:style-name="T9">6. click the icon off the cart </text:span></text:p>
            <text:p><text:span text:style-name="T9">7. press “checkout” button </text:span></text:p>
            <text:p><text:span text:style-name="T9">8. click “Logout” from menu button</text:span></text:p>
            <text:p><text:span text:style-name="T9">9. insert the same valid data in field “Username”</text:span></text:p>
            <text:p><text:span text:style-name="T9">10. insert the same valid data in field “Password”</text:span></text:p>
            <text:p><text:span text:style-name="T9">11. press “Login” button</text:span></text:p>
            <text:p><text:span text:style-name="T9">12. click the icon off the cart </text:span></text:p>
            <text:p/>
          </table:table-cell>
          <table:table-cell table:style-name="ce109" office:value-type="string" calcext:value-type="string">
            <text:p><text:span text:style-name="T2">Username: standard_user</text:span></text:p>
            <text:p><text:span text:style-name="T2">Password: secret_sauce</text:span></text:p>
            <text:p><text:span text:style-name="T9">Product: Sauce Labs Onesie</text:span></text:p>
          </table:table-cell>
          <table:table-cell table:number-columns-repeated="2" table:style-name="ce61" office:value-type="string" calcext:value-type="string">
            <text:p>By clicking on the logout button user is logged-out of the account. By logging-in again, the item added to the cart remained in the basket.</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39">
          <table:table-cell table:style-name="ce31" office:value-type="string" calcext:value-type="string" table:number-columns-spanned="1" table:number-rows-spanned="10">
            <text:p>Checkout overview and checkout complete page</text:p>
          </table:table-cell>
          <table:table-cell table:style-name="ce48" table:formula="of:=SUM([.$B60];1)" office:value-type="float" office:value="60" calcext:value-type="float">
            <text:p>60</text:p>
          </table:table-cell>
          <table:table-cell table:style-name="ce37" office:value-type="string" calcext:value-type="string">
            <text:p>Check order details from Checkout overview page</text:p>
          </table:table-cell>
          <table:table-cell table:style-name="ce85" office:value-type="string" calcext:value-type="string">
            <text:p>P1</text:p>
          </table:table-cell>
          <table:table-cell table:style-name="ce61"/>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in field “Username”</text:span></text:p>
            <text:p><text:span text:style-name="T2">3. insert valid data in field “Password”</text:span></text:p>
            <text:p><text:span text:style-name="T2">4. press “Login” button</text:span></text:p>
            <text:p><text:span text:style-name="T2">5. choose sort by price (low to high)</text:span></text:p>
            <text:p><text:span text:style-name="T2">6. add to cart one item</text:span></text:p>
            <text:p><text:span text:style-name="T2">7. click the icon of the cart </text:span></text:p>
            <text:p><text:span text:style-name="T2">8. click “checkout” button </text:span></text:p>
            <text:p><text:span text:style-name="T2">9. insert valid data in field “First name”</text:span></text:p>
            <text:p><text:span text:style-name="T2">10. insert valid data in field “Last name”</text:span></text:p>
            <text:p><text:span text:style-name="T2">11.insert valid data in field “Zip/Postal code”</text:span></text:p>
            <text:p><text:span text:style-name="T2">12. press “continue” button</text:span></text:p>
          </table:table-cell>
          <table:table-cell table:style-name="ce67" office:value-type="string" calcext:value-type="string">
            <text:p><text:span text:style-name="T5">Username: standard_user</text:span></text:p>
            <text:p><text:span text:style-name="T5">Password: secret_sauce</text:span></text:p>
            <text:p><text:span text:style-name="T2">Product: Sauce Labs Onesie</text:span><text:span text:style-name="T5"> </text:span></text:p>
            <text:p><text:span text:style-name="T5">First name: Ana-MARIA</text:span></text:p>
            <text:p><text:span text:style-name="T5">Last name: ȚOP</text:span></text:p>
            <text:p><text:span text:style-name="T5">Zip/postal code: 1</text:span></text:p>
          </table:table-cell>
          <table:table-cell table:number-columns-repeated="2" table:style-name="ce61" office:value-type="string" calcext:value-type="string">
            <text:p>In Checkout overview page we have the following: description of the products in the shopping cart, quantity and price, payment information, shipping information and a section with the total price consisting of the sum of all products plus a fee.</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39">
          <table:covered-table-cell table:style-name="ce26"/>
          <table:table-cell table:style-name="ce48" table:formula="of:=SUM([.$B61];1)" office:value-type="float" office:value="61" calcext:value-type="float">
            <text:p>61</text:p>
          </table:table-cell>
          <table:table-cell table:style-name="ce37" office:value-type="string" calcext:value-type="string">
            <text:p>Test “cancel” button from Checkout overview page and at return to Home page check persistence of products in cart </text:p>
          </table:table-cell>
          <table:table-cell table:style-name="ce85" office:value-type="string" calcext:value-type="string">
            <text:p>P1</text:p>
          </table:table-cell>
          <table:table-cell table:style-name="ce61"/>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button </text:span></text:p>
            <text:p><text:span text:style-name="T9">8. insert valid data in field “First name”</text:span></text:p>
            <text:p><text:span text:style-name="T9">9. insert valid data in field “Last name”</text:span></text:p>
            <text:p><text:span text:style-name="T9">10.insert valid data in field “Zip/Postal code”</text:span></text:p>
            <text:p><text:span text:style-name="T9">11. press “continue” button</text:span></text:p>
            <text:p><text:span text:style-name="T9">12. click “cancel” button</text:span></text:p>
          </table:table-cell>
          <table:table-cell table:style-name="ce61" office:value-type="string" calcext:value-type="string">
            <text:p><text:span text:style-name="T2">Username: standard_user</text:span></text:p>
            <text:p><text:span text:style-name="T2">Password: secret_sauce</text:span></text:p>
            <text:p><text:span text:style-name="T9">Product: Sauce Labs Fleece Jacket</text:span></text:p>
            <text:p><text:span text:style-name="T9">First name: Ana-MARIA</text:span></text:p>
            <text:p><text:span text:style-name="T9">Last name: Țop</text:span></text:p>
            <text:p><text:span text:style-name="T9">Zip/postal code: 1</text:span></text:p>
          </table:table-cell>
          <table:table-cell table:number-columns-repeated="2" table:style-name="ce61" office:value-type="string" calcext:value-type="string">
            <text:p>Press of “cancel” button from Checkout overview page redirects to Home page where <text:s/>the cart has product added (next to the icon of the cart is number 1)</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42">
          <table:covered-table-cell table:style-name="ce26"/>
          <table:table-cell table:style-name="ce48" table:formula="of:=SUM([.$B62];1)" office:value-type="float" office:value="62" calcext:value-type="float">
            <text:p>62</text:p>
          </table:table-cell>
          <table:table-cell table:style-name="ce37" office:value-type="string" calcext:value-type="string">
            <text:p>Check that items remained sorted at return to Home page from Checkout overview with “cancel” button</text:p>
          </table:table-cell>
          <table:table-cell table:style-name="ce85" office:value-type="string" calcext:value-type="string">
            <text:p>P1</text:p>
          </table:table-cell>
          <table:table-cell table:style-name="ce61"/>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in field “Username”</text:span></text:p>
            <text:p><text:span text:style-name="T2">3. insert valid data in field “Password”</text:span></text:p>
            <text:p><text:span text:style-name="T2">4. press “Login” button</text:span></text:p>
            <text:p><text:span text:style-name="T2">5. choose sort by price (low to high)</text:span></text:p>
            <text:p><text:span text:style-name="T2">6. add to cart one item</text:span></text:p>
            <text:p><text:span text:style-name="T2">7. click the icon of the cart </text:span></text:p>
            <text:p><text:span text:style-name="T2">8. click “checkout” button </text:span></text:p>
            <text:p><text:span text:style-name="T2">9. insert valid data in field “First name”</text:span></text:p>
            <text:p><text:span text:style-name="T2">10. insert valid data in field “Last name”</text:span></text:p>
            <text:p><text:span text:style-name="T2">11.insert valid data in field “Zip/Postal code”</text:span></text:p>
            <text:p><text:span text:style-name="T2">12. press “continue” button</text:span></text:p>
            <text:p><text:span text:style-name="T2">13. click “cancel” button</text:span></text:p>
          </table:table-cell>
          <table:table-cell table:style-name="ce61" office:value-type="string" calcext:value-type="string">
            <text:p><text:span text:style-name="T2">Username: standard_user</text:span></text:p>
            <text:p><text:span text:style-name="T2">Password: secret_sauce</text:span></text:p>
            <text:p><text:span text:style-name="T2">Product: Sauce Labs Fleece Jacket</text:span></text:p>
            <text:p><text:span text:style-name="T2">First name: Ana-MARIA</text:span></text:p>
            <text:p><text:span text:style-name="T2">Last name: ȚOP</text:span></text:p>
            <text:p><text:span text:style-name="T2">Zip/postal code: 1</text:span></text:p>
          </table:table-cell>
          <table:table-cell table:style-name="ce61" office:value-type="string" calcext:value-type="string">
            <text:p>Press of “cancel” button from Checkout overview page redirects to Home page where products are still sorted by price (low to high) </text:p>
          </table:table-cell>
          <table:table-cell table:style-name="ce61" office:value-type="string" calcext:value-type="string">
            <text:p>Press of “cancel” button from Checkout overview page redirects to Home page where products are sorted by name (A to Z)</text:p>
          </table:table-cell>
          <table:table-cell table:style-name="ce125" office:value-type="string" calcext:value-type="string">
            <text:p>Fail</text:p>
          </table:table-cell>
          <table:table-cell table:style-name="ce137" office:value-type="float" office:value="7" calcext:value-type="float">
            <text:p>7</text:p>
          </table:table-cell>
          <table:table-cell table:style-name="ce129"/>
          <table:table-cell table:style-name="ce28" table:number-columns-repeated="1012"/>
        </table:table-row>
        <table:table-row table:style-name="ro42">
          <table:covered-table-cell table:style-name="ce26"/>
          <table:table-cell table:style-name="ce48" table:formula="of:=SUM([.$B63];1)" office:value-type="float" office:value="63" calcext:value-type="float">
            <text:p>63</text:p>
          </table:table-cell>
          <table:table-cell table:style-name="ce37" office:value-type="string" calcext:value-type="string">
            <text:p>Test “All Items” (from menu button) from Checkout overview page and at return to Home page check persistence of products in cart </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3 items</text:span></text:p>
            <text:p><text:span text:style-name="T9">6. click the icon of the cart </text:span></text:p>
            <text:p><text:span text:style-name="T9">7. click “checkout” button </text:span></text:p>
            <text:p><text:span text:style-name="T9">8. insert valid data in field “First name”</text:span></text:p>
            <text:p><text:span text:style-name="T9">9. insert valid data in field “Last name”</text:span></text:p>
            <text:p><text:span text:style-name="T9">10.insert valid data in field “Zip/Postal code”</text:span></text:p>
            <text:p><text:span text:style-name="T9">11. press “continue” button</text:span></text:p>
            <text:p><text:span text:style-name="T9">12. click “All Items” from menu button</text:span></text:p>
            <text:p><text:span text:style-name="T9">13. click the icon of the cart</text:span></text:p>
          </table:table-cell>
          <table:table-cell table:style-name="ce109" office:value-type="string" calcext:value-type="string">
            <text:p><text:span text:style-name="T2">Username: standard_user</text:span></text:p>
            <text:p><text:span text:style-name="T2">Password: secret_sauce</text:span></text:p>
            <text:p><text:span text:style-name="T9">Product: Sauce Labs Backpack</text:span></text:p>
            <text:p><text:span text:style-name="T9">Product: Sauce Labs Bike Light</text:span></text:p>
            <text:p><text:span text:style-name="T9">Product: Sauce Labs Bolt T-Shirt</text:span></text:p>
            <text:p><text:span text:style-name="T9">First name: Ana-MAR1A</text:span></text:p>
            <text:p><text:span text:style-name="T9">Last name: ȚOP</text:span></text:p>
            <text:p><text:span text:style-name="T2">Zip/postal code: 123ABc#!</text:span></text:p>
          </table:table-cell>
          <table:table-cell table:style-name="ce61" office:value-type="string" calcext:value-type="string">
            <text:p><text:span text:style-name="T2">Press of “All Items” button from Checkout overview page  redirects to Home page where next to the icon of the cart is number 3, “add to cart” button for the products added is modified in “remove” button </text:span>and the cart have products added.</text:p>
          </table:table-cell>
          <table:table-cell table:style-name="ce61" office:value-type="string" calcext:value-type="string">
            <text:p>Press of “All Items” button from Checkout overview page <text:s/>redirects to Home page where next to the icon of the cart is number 3, “add to cart” button for the products added is modified in “remove” button and the cart have products added.</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43">
          <table:covered-table-cell table:style-name="ce26"/>
          <table:table-cell table:style-name="ce48" table:formula="of:=SUM([.$B64];1)" office:value-type="float" office:value="64" calcext:value-type="float">
            <text:p>64</text:p>
          </table:table-cell>
          <table:table-cell table:style-name="ce37" office:value-type="string" calcext:value-type="string">
            <text:p>Check that items remained sorted at return to Home page from Checkout overview with “All Items” from menu button</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in field “Username”</text:span></text:p>
            <text:p><text:span text:style-name="T2">3. insert valid data in field “Password”</text:span></text:p>
            <text:p><text:span text:style-name="T2">4. press “Login” button</text:span></text:p>
            <text:p><text:span text:style-name="T2">5. choose sort by price (high to low)</text:span></text:p>
            <text:p><text:span text:style-name="T2">6. add to cart one item</text:span></text:p>
            <text:p><text:span text:style-name="T2">7. click the icon of the cart </text:span></text:p>
            <text:p><text:span text:style-name="T2">8. click “checkout” button </text:span></text:p>
            <text:p><text:span text:style-name="T2">9. insert valid data in field “First name”</text:span></text:p>
            <text:p><text:span text:style-name="T2">10. insert valid data in field “Last name”</text:span></text:p>
            <text:p><text:span text:style-name="T2">11. insert valid data in field “Zip/Postal code”</text:span></text:p>
            <text:p><text:span text:style-name="T2">12. press “continue” button</text:span></text:p>
            <text:p><text:span text:style-name="T2">13. click “All Items” from menu button</text:span></text:p>
            <text:p><text:span text:style-name="T2">14. click the icon of the cart</text:span></text:p>
          </table:table-cell>
          <table:table-cell table:style-name="ce109" office:value-type="string" calcext:value-type="string">
            <text:p><text:span text:style-name="T2">Username: standard_user</text:span></text:p>
            <text:p><text:span text:style-name="T2">Password: secret_sauce</text:span></text:p>
            <text:p><text:span text:style-name="T2">Product: Test.allTheThings() T-Shirt (Red)</text:span></text:p>
            <text:p><text:span text:style-name="T2">First name: Ana MAR1A</text:span></text:p>
            <text:p><text:span text:style-name="T2">Last name: D</text:span></text:p>
            <text:p><text:span text:style-name="T2">Zip/postal code: 123ABc#!</text:span></text:p>
          </table:table-cell>
          <table:table-cell table:style-name="ce61" office:value-type="string" calcext:value-type="string">
            <text:p>Press of “All Items” button from Checkout overview page <text:s/>redirects to Home page where products are still sorted by price (high to low).</text:p>
          </table:table-cell>
          <table:table-cell table:style-name="ce61" office:value-type="string" calcext:value-type="string">
            <text:p>Press of “All Items” button from Checkout overview page <text:s/>redirects to Home page where products are sorted by name (A to Z).</text:p>
          </table:table-cell>
          <table:table-cell table:style-name="ce125" office:value-type="string" calcext:value-type="string">
            <text:p>Fail</text:p>
          </table:table-cell>
          <table:table-cell table:style-name="ce137" office:value-type="float" office:value="8" calcext:value-type="float">
            <text:p>8</text:p>
          </table:table-cell>
          <table:table-cell table:style-name="ce129"/>
          <table:table-cell table:style-name="ce28" table:number-columns-repeated="1012"/>
        </table:table-row>
        <table:table-row table:style-name="ro42">
          <table:covered-table-cell table:style-name="ce26"/>
          <table:table-cell table:style-name="ce48" table:formula="of:=SUM([.$B65];1)" office:value-type="float" office:value="65" calcext:value-type="float">
            <text:p>65</text:p>
          </table:table-cell>
          <table:table-cell table:style-name="ce37" office:value-type="string" calcext:value-type="string">
            <text:p>Test “About” (from menu button) from Checkout overview page and check returns from SauceLabs page to Checkout overview page with “back” from browser and the persistence of products in cart</text:p>
          </table:table-cell>
          <table:table-cell table:style-name="ce85" office:value-type="string" calcext:value-type="string">
            <text:p>P2</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button </text:span></text:p>
            <text:p><text:span text:style-name="T9">8. insert valid data in field “First name”</text:span></text:p>
            <text:p><text:span text:style-name="T9">9. insert valid data in field “Last name”</text:span></text:p>
            <text:p><text:span text:style-name="T9">10.insert valid data in field “Zip/Postal code”</text:span></text:p>
            <text:p><text:span text:style-name="T9">11. press “continue” button</text:span></text:p>
            <text:p><text:span text:style-name="T9">12. click “About” from menu button</text:span></text:p>
            <text:p><text:span text:style-name="T9">13. press “back” from browser</text:span></text:p>
          </table:table-cell>
          <table:table-cell table:style-name="ce109" office:value-type="string" calcext:value-type="string">
            <text:p><text:span text:style-name="T2">Username: standard_user</text:span></text:p>
            <text:p><text:span text:style-name="T2">Password: secret_sauce</text:span></text:p>
            <text:p><text:span text:style-name="T2">Product: Test.allTheThings() T-Shirt (Red)</text:span></text:p>
            <text:p><text:span text:style-name="T9">First name: Ana MARIA</text:span></text:p>
            <text:p><text:span text:style-name="T9">Last name: Pop</text:span></text:p>
            <text:p><text:span text:style-name="T9">Zip/postal code: 0</text:span></text:p>
          </table:table-cell>
          <table:table-cell table:number-columns-repeated="2" table:style-name="ce61" office:value-type="string" calcext:value-type="string">
            <text:p>By pressing “About” from menu button from Checkout overview page it is redirecting to another page (SauceLabs page) with presentation of the testing tools of the company who made the site. “back” from browser returns from SauceLabs page back to Checkout overview page and the item added to cart is still in cart.</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11">
          <table:covered-table-cell table:style-name="ce26"/>
          <table:table-cell table:style-name="ce48" table:formula="of:=SUM([.$B66];1)" office:value-type="float" office:value="66" calcext:value-type="float">
            <text:p>66</text:p>
          </table:table-cell>
          <table:table-cell table:style-name="ce37" office:value-type="string" calcext:value-type="string">
            <text:p>Test “Logout” from menu button from Checkout overview page (with items added to the cart) and login again</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press “add to cart” for two products</text:span></text:p>
            <text:p><text:span text:style-name="T9">6. click the icon off the cart </text:span></text:p>
            <text:p><text:span text:style-name="T9">7.  press “checkout” button </text:span></text:p>
            <text:p><text:span text:style-name="T9">8. insert valid data in field “First name”</text:span></text:p>
            <text:p><text:span text:style-name="T9">9. insert valid data in field “Last name”</text:span></text:p>
            <text:p><text:span text:style-name="T9">10.insert valid data in field “Zip/Postal code”</text:span></text:p>
            <text:p><text:span text:style-name="T9">11.press “continue” button</text:span></text:p>
            <text:p><text:span text:style-name="T9">12. click “Logout” from menu button</text:span></text:p>
            <text:p><text:span text:style-name="T9">13. insert the same valid data in field “Username”</text:span></text:p>
            <text:p><text:span text:style-name="T9">14.insert the same valid data in field “Password”</text:span></text:p>
            <text:p><text:span text:style-name="T9">15. press “Login” button</text:span></text:p>
            <text:p><text:span text:style-name="T9">16. click the icon off the cart  </text:span></text:p>
          </table:table-cell>
          <table:table-cell table:style-name="ce109" office:value-type="string" calcext:value-type="string">
            <text:p><text:span text:style-name="T2">Username: standard_user</text:span></text:p>
            <text:p><text:span text:style-name="T2">Password: secret_sauce</text:span></text:p>
            <text:p><text:span text:style-name="T9">Product: Sauce Labs Bolt T-Shirt</text:span></text:p>
            <text:p><text:span text:style-name="T9">Product: Sauce Labs Onesie</text:span></text:p>
            <text:p><text:span text:style-name="T9">First name: Ana</text:span></text:p>
            <text:p><text:span text:style-name="T9">Last name: Pop</text:span></text:p>
            <text:p><text:span text:style-name="T9">Zip/postal code: 0</text:span></text:p>
          </table:table-cell>
          <table:table-cell table:number-columns-repeated="2" table:style-name="ce61" office:value-type="string" calcext:value-type="string">
            <text:p>By clicking on the logout button user is logged-out of the account. At loging again, the items added to the cart remained in the basket.</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44">
          <table:covered-table-cell table:style-name="ce33"/>
          <table:table-cell table:style-name="ce48" table:formula="of:=SUM([.$B67];1)" office:value-type="float" office:value="67" calcext:value-type="float">
            <text:p>67</text:p>
          </table:table-cell>
          <table:table-cell table:style-name="ce37" office:value-type="string" calcext:value-type="string">
            <text:p><text:span text:style-name="T2">Test “finish” button for one </text:span> item to buy</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press name of one product</text:span></text:p>
            <text:p><text:span text:style-name="T9">6. press “add to cart” button</text:span></text:p>
            <text:p><text:span text:style-name="T9">7. click the icon of the cart </text:span></text:p>
            <text:p><text:span text:style-name="T9">8. click “checkout” button </text:span></text:p>
            <text:p><text:span text:style-name="T9">9. insert valid data in field “First name”</text:span></text:p>
            <text:p><text:span text:style-name="T9">10. insert valid data in field “Last name”</text:span></text:p>
            <text:p><text:span text:style-name="T9">11.insert valid data in field “Zip/Postal code”</text:span></text:p>
            <text:p><text:span text:style-name="T9">12. press “continue” button </text:span></text:p>
            <text:p><text:span text:style-name="T9">13. press “finish” button</text:span></text:p>
          </table:table-cell>
          <table:table-cell table:style-name="ce109" office:value-type="string" calcext:value-type="string">
            <text:p><text:span text:style-name="T2">Username: standard_user</text:span></text:p>
            <text:p><text:span text:style-name="T2">Password: secret_sauce</text:span></text:p>
            <text:p><text:span text:style-name="T9">Product: Sauce Labs Backpack</text:span></text:p>
            <text:p><text:span text:style-name="T9">First name: Ana MARIA</text:span></text:p>
            <text:p><text:span text:style-name="T9">Last name: ȚOP</text:span></text:p>
            <text:p><text:span text:style-name="T9">Zip/postal code: 1</text:span></text:p>
          </table:table-cell>
          <table:table-cell table:style-name="ce114" office:value-type="string" calcext:value-type="string">
            <text:p><text:span text:style-name="T2">Press of </text:span>“finish” button redirects to Checkout complete page where “Back Home” button is aligned at center-bottom of the page and the following message is displayed: </text:p>
            <text:p><text:span text:style-name="T18">      Thank you for your order!</text:span></text:p>
            <text:p><text:span text:style-name="T19">Your order has been dispatched, and will arrive just as fast as the pony can get there!</text:span></text:p>
          </table:table-cell>
          <table:table-cell table:style-name="ce61" office:value-type="string" calcext:value-type="string">
            <text:p><text:span text:style-name="T2">Press of “finish” button redirects to Checkout complete page where “Back Home” button is aligned at center-bottom of the page and the following message is displayed: </text:span></text:p>
            <text:p><text:span text:style-name="T24">      Thank you for your order!</text:span></text:p>
            <text:p><text:span text:style-name="T25">Your order has been dispatched, and will arrive just as fast as the pony can get there!</text:span></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39">
          <table:covered-table-cell table:style-name="ce33"/>
          <table:table-cell table:style-name="ce48" table:formula="of:=SUM([.$B68];1)" office:value-type="float" office:value="68" calcext:value-type="float">
            <text:p>68</text:p>
          </table:table-cell>
          <table:table-cell table:style-name="ce37" office:value-type="string" calcext:value-type="string">
            <text:p>Test “finish” button for all 6 items to buy</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all products</text:span></text:p>
            <text:p><text:span text:style-name="T9">6. click the icon of the cart </text:span></text:p>
            <text:p><text:span text:style-name="T9">7. click “checkout” button </text:span></text:p>
            <text:p><text:span text:style-name="T9">8. insert valid data in field “First name”</text:span></text:p>
            <text:p><text:span text:style-name="T9">9. insert valid data in field “Last name”</text:span></text:p>
            <text:p><text:span text:style-name="T9">10.insert valid data in field “Zip/Postal code”</text:span></text:p>
            <text:p><text:span text:style-name="T9">11. press “continue” button </text:span></text:p>
            <text:p><text:span text:style-name="T9">12. press “finish” button</text:span></text:p>
          </table:table-cell>
          <table:table-cell table:style-name="ce109" office:value-type="string" calcext:value-type="string">
            <text:p><text:span text:style-name="T2">Username: standard_user</text:span></text:p>
            <text:p><text:span text:style-name="T2">Password: secret_sauce</text:span></text:p>
            <text:p><text:span text:style-name="T9">Product: all 6</text:span></text:p>
            <text:p><text:span text:style-name="T9">First name: Șerban</text:span></text:p>
            <text:p><text:span text:style-name="T9">Last name: Popescu</text:span></text:p>
            <text:p><text:span text:style-name="T9">Zip/postal code: 56</text:span></text:p>
          </table:table-cell>
          <table:table-cell table:style-name="ce61" office:value-type="string" calcext:value-type="string">
            <text:p><text:span text:style-name="T9">Press of “finish” button redirects to Checkout complete page where “back home” button bottom is aligned at center-bottom of the page and the following message is displayed: </text:span></text:p>
            <text:p><text:span text:style-name="T20">      Thank you for your order!</text:span></text:p>
            <text:p><text:span text:style-name="T21">Your order has been dispatched, and will arrive just as fast as the pony can get there!</text:span></text:p>
          </table:table-cell>
          <table:table-cell table:style-name="ce61" office:value-type="string" calcext:value-type="string">
            <text:p><text:span text:style-name="T2">Press of “finish” button redirects to Checkout complete page where “back home” button bottom is aligned at center-bottom of the page and the following message is displayed: </text:span></text:p>
            <text:p><text:span text:style-name="T26">      Thank you for your order!</text:span></text:p>
            <text:p><text:span text:style-name="T27">Your order has been dispatched, and will arrive just as fast as the pony can get there!</text:span></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43">
          <table:covered-table-cell table:style-name="ce33"/>
          <table:table-cell table:style-name="ce48" table:formula="of:=SUM([.$B69];1)" office:value-type="float" office:value="69" calcext:value-type="float">
            <text:p>69</text:p>
          </table:table-cell>
          <table:table-cell table:style-name="ce37" office:value-type="string" calcext:value-type="string">
            <text:p>Test “back home” button</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choose sort by price (low to high)</text:span></text:p>
            <text:p><text:span text:style-name="T9">6. add to cart one item</text:span></text:p>
            <text:p><text:span text:style-name="T9">7. click the icon of the cart </text:span></text:p>
            <text:p><text:span text:style-name="T9">8. click “checkout” button </text:span></text:p>
            <text:p><text:span text:style-name="T9">9. insert valid data in field “First name”</text:span></text:p>
            <text:p><text:span text:style-name="T9">10. insert valid data in field “Last name”</text:span></text:p>
            <text:p><text:span text:style-name="T9">11. insert valid data in field “Zip/Postal code”</text:span></text:p>
            <text:p><text:span text:style-name="T9">12. press “continue” button </text:span></text:p>
            <text:p><text:span text:style-name="T9">13. press “finish” button</text:span></text:p>
            <text:p><text:span text:style-name="T9">14. press “back home” button</text:span></text:p>
          </table:table-cell>
          <table:table-cell table:style-name="ce109" office:value-type="string" calcext:value-type="string">
            <text:p><text:span text:style-name="T2">Username: standard_user</text:span></text:p>
            <text:p><text:span text:style-name="T2">Password: secret_sauce</text:span></text:p>
            <text:p><text:span text:style-name="T9">Product: Sauce Labs Onesie</text:span></text:p>
            <text:p><text:span text:style-name="T2">First name: Șerban</text:span></text:p>
            <text:p><text:span text:style-name="T2">Last name: Popescu</text:span></text:p>
            <text:p><text:span text:style-name="T2">Zip/postal code: 56</text:span></text:p>
          </table:table-cell>
          <table:table-cell table:number-columns-repeated="2" table:style-name="ce61" office:value-type="string" calcext:value-type="string">
            <text:p>Press of “back home” button redirects to Home page where the cart is empty and the first default state of sorting filter is sort by name (A to Z).</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37" table:number-rows-repeated="61">
          <table:table-cell table:style-name="ce27" table:number-columns-repeated="2"/>
          <table:table-cell table:style-name="ce39"/>
          <table:table-cell table:style-name="ce27" table:number-columns-repeated="2"/>
          <table:table-cell table:style-name="ce39"/>
          <table:table-cell table:style-name="ce27" table:number-columns-repeated="3"/>
          <table:table-cell table:style-name="ce127"/>
          <table:table-cell table:style-name="ce144"/>
          <table:table-cell table:style-name="ce129"/>
          <table:table-cell table:style-name="ce28" table:number-columns-repeated="1012"/>
        </table:table-row>
        <table:table-row table:style-name="ro37" table:number-rows-repeated="11">
          <table:table-cell table:style-name="ce28" table:number-columns-repeated="2"/>
          <table:table-cell table:style-name="ce40"/>
          <table:table-cell table:style-name="ce28" table:number-columns-repeated="2"/>
          <table:table-cell table:style-name="ce40"/>
          <table:table-cell table:style-name="ce28" table:number-columns-repeated="2"/>
          <table:table-cell/>
          <table:table-cell table:style-name="ce127"/>
          <table:table-cell table:style-name="ce144"/>
          <table:table-cell table:style-name="ce28" table:number-columns-repeated="1013"/>
        </table:table-row>
        <table:table-row table:style-name="ro37" table:number-rows-repeated="117">
          <table:table-cell table:number-columns-repeated="2"/>
          <table:table-cell table:style-name="ce40"/>
          <table:table-cell table:number-columns-repeated="2"/>
          <table:table-cell table:style-name="ce40"/>
          <table:table-cell table:number-columns-repeated="4"/>
          <table:table-cell table:style-name="ce145"/>
          <table:table-cell table:number-columns-repeated="1013"/>
        </table:table-row>
        <table:table-row table:style-name="ro37" table:number-rows-repeated="780">
          <table:table-cell table:number-columns-repeated="1024"/>
        </table:table-row>
        <table:table-row table:style-name="ro38" table:number-rows-repeated="1047536">
          <table:table-cell table:number-columns-repeated="1024"/>
        </table:table-row>
        <table:table-row table:style-name="ro45">
          <table:table-cell table:number-columns-repeated="1024"/>
        </table:table-row>
        <calcext:conditional-formats>
          <calcext:conditional-format calcext:target-range-address="TestCases.J2:TestCases.J70">
            <calcext:condition calcext:apply-style-name="ConditionalStyle_7" calcext:value="=&quot;Pass&quot;" calcext:base-cell-address="TestCases.J2"/>
            <calcext:condition calcext:apply-style-name="ConditionalStyle_6" calcext:value="=&quot;Fail&quot;" calcext:base-cell-address="TestCases.J2"/>
            <calcext:condition calcext:apply-style-name="ConditionalStyle_5" calcext:value="contains-text(&quot;Blocked&quot;)" calcext:base-cell-address="TestCases.J2"/>
          </calcext:conditional-format>
        </calcext:conditional-formats>
      </table:table>
      <table:table table:name="Results" table:style-name="ta2">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7" table:default-cell-style-name="ce181"/>
        <table:table-column table:style-name="co19" table:default-cell-style-name="Default"/>
        <table:table-column table:style-name="co11" table:number-columns-repeated="1015" table:default-cell-style-name="Default"/>
        <table:table-row table:style-name="ro40">
          <table:table-cell table:style-name="ce174" office:value-type="string" calcext:value-type="string">
            <text:p>Total tests</text:p>
          </table:table-cell>
          <table:table-cell table:style-name="ce174" office:value-type="string" calcext:value-type="string">
            <text:p>Nb of Pass test</text:p>
          </table:table-cell>
          <table:table-cell table:style-name="ce174" office:value-type="string" calcext:value-type="string">
            <text:p>Nb of Failed test</text:p>
          </table:table-cell>
          <table:table-cell table:style-name="ce174" office:value-type="string" calcext:value-type="string">
            <text:p>Nb. Of Blocked tests</text:p>
          </table:table-cell>
          <table:table-cell table:style-name="ce174" office:value-type="string" calcext:value-type="string">
            <text:p>Total test covered</text:p>
          </table:table-cell>
          <table:table-cell table:style-name="ce174" office:value-type="string" calcext:value-type="string">
            <text:p>Blocked Tests%</text:p>
          </table:table-cell>
          <table:table-cell table:style-name="ce174" office:value-type="string" calcext:value-type="string">
            <text:p>Failed test%</text:p>
          </table:table-cell>
          <table:table-cell table:style-name="ce179" office:value-type="string" calcext:value-type="string">
            <text:p>Pass test %</text:p>
          </table:table-cell>
          <table:table-cell table:style-name="ce182" office:value-type="string" calcext:value-type="string">
            <text:p>Total test covered</text:p>
          </table:table-cell>
          <table:table-cell table:number-columns-repeated="1015"/>
        </table:table-row>
        <table:table-row table:style-name="ro41">
          <table:table-cell table:style-name="ce175" table:formula="of:=COUNTIF([$TestCases.C2:.C99];&quot;*&quot;)" office:value-type="float" office:value="69" calcext:value-type="float">
            <text:p>69</text:p>
          </table:table-cell>
          <table:table-cell table:style-name="ce175" table:formula="of:=COUNTIF([$TestCases.J2:.P99];&quot;Pass&quot;)" office:value-type="float" office:value="59" calcext:value-type="float">
            <text:p>59</text:p>
          </table:table-cell>
          <table:table-cell table:style-name="ce175" table:formula="of:=COUNTIF([$TestCases.J2:.J99];&quot;Fail&quot;)" office:value-type="float" office:value="10" calcext:value-type="float">
            <text:p>10</text:p>
          </table:table-cell>
          <table:table-cell table:style-name="ce175" table:formula="of:=COUNTIF([$TestCases.J2:.J99];&quot;Blocked&quot;)" office:value-type="float" office:value="0" calcext:value-type="float">
            <text:p>0</text:p>
          </table:table-cell>
          <table:table-cell table:style-name="ce175" table:formula="of:=[.B2]+[.C2]" office:value-type="float" office:value="69" calcext:value-type="float">
            <text:p>69</text:p>
          </table:table-cell>
          <table:table-cell table:style-name="ce177" table:formula="of:=([.D2]/[.A2])*100" office:value-type="float" office:value="0" calcext:value-type="float">
            <text:p>0.00</text:p>
          </table:table-cell>
          <table:table-cell table:style-name="ce178" table:formula="of:=([.C2]/[.A2])*100" office:value-type="float" office:value="14.4927536231884" calcext:value-type="float">
            <text:p>14.49</text:p>
          </table:table-cell>
          <table:table-cell table:style-name="ce180" table:formula="of:=([.B2]/[.A2])*100" office:value-type="float" office:value="85.5072463768116" calcext:value-type="float">
            <text:p>85.51</text:p>
          </table:table-cell>
          <table:table-cell table:style-name="ce183" table:formula="of:=(([.B2]+[.C2])/[.A2])*100" office:value-type="float" office:value="100" calcext:value-type="float">
            <text:p>100.00</text:p>
          </table:table-cell>
          <table:table-cell table:number-columns-repeated="1015"/>
        </table:table-row>
        <table:table-row table:style-name="ro37" table:number-rows-repeated="6">
          <table:table-cell table:style-name="ce176" table:number-columns-repeated="7"/>
          <table:table-cell table:number-columns-repeated="1017"/>
        </table:table-row>
        <table:table-row table:style-name="ro37" table:number-rows-repeated="50">
          <table:table-cell table:style-name="ce176" table:number-columns-repeated="5"/>
          <table:table-cell/>
          <table:table-cell table:style-name="ce176"/>
          <table:table-cell table:number-columns-repeated="1017"/>
        </table:table-row>
        <table:table-row table:style-name="ro37" table:number-rows-repeated="44">
          <table:table-cell table:style-name="ce176" table:number-columns-repeated="7"/>
          <table:table-cell table:number-columns-repeated="1017"/>
        </table:table-row>
        <table:table-row table:style-name="ro37" table:number-rows-repeated="7">
          <table:table-cell table:style-name="ce176" table:number-columns-repeated="6"/>
          <table:table-cell table:number-columns-repeated="1018"/>
        </table:table-row>
        <table:table-row table:style-name="ro37">
          <table:table-cell table:style-name="ce176" table:number-columns-repeated="5"/>
          <table:table-cell table:number-columns-repeated="1019"/>
        </table:table-row>
        <table:table-row table:style-name="ro37" table:number-rows-repeated="890">
          <table:table-cell table:number-columns-repeated="1024"/>
        </table:table-row>
        <table:table-row table:style-name="ro38" table:number-rows-repeated="1047575">
          <table:table-cell table:number-columns-repeated="1024"/>
        </table:table-row>
        <table:table-row table:style-name="ro38">
          <table:table-cell table:number-columns-repeated="1024"/>
        </table:table-row>
        <calcext:conditional-formats>
          <calcext:conditional-format calcext:target-range-address="Results.I2:Results.I2">
            <calcext:condition calcext:apply-style-name="ConditionalStyle_4" calcext:value="between(0,25)" calcext:base-cell-address="Results.I2"/>
            <calcext:condition calcext:apply-style-name="ConditionalStyle_3" calcext:value="between(26,50)" calcext:base-cell-address="Results.I2"/>
            <calcext:condition calcext:apply-style-name="ConditionalStyle_2" calcext:value="between(51,75)" calcext:base-cell-address="Results.I2"/>
            <calcext:condition calcext:apply-style-name="ConditionalStyle_1" calcext:value="between(76,100)" calcext:base-cell-address="Results.I2"/>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roman" style:font-pitch="variable"/>
    <style:font-face style:name="Arial2" svg:font-family="Arial" style:font-family-generic="swiss" style:font-pitch="variable"/>
    <style:font-face style:name="Arial3" svg:font-family="Arial" style:font-pitch="variable"/>
    <style:font-face style:name="Arial4" svg:font-family="Arial" style:font-family-generic="system" style:font-pitch="variable"/>
    <style:font-face style:name="Calibri" svg:font-family="Calibri" style:font-family-generic="roman" style:font-pitch="variable"/>
    <style:font-face style:name="DM Mono" svg:font-family="'DM Mono'" style:font-family-generic="modern" style:font-pitch="fixed"/>
    <style:font-face style:name="DM Sans" svg:font-family="'DM Sans'" style:font-pitch="variable"/>
    <style:font-face style:name="Inconsolata" svg:font-family="Inconsolata"/>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style:font-pitch="variable"/>
    <style:font-face style:name="Times New Roman" svg:font-family="'Times New Roman'" style:font-family-generic="roman" style:font-pitch="variable"/>
    <style:font-face style:name="Verdana" svg:font-family="Verdana"/>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Arial4" style:font-size-complex="10pt" style:language-complex="hi" style:country-complex="IN"/>
    </style:default-style>
    <number:number-style style:name="N0">
      <number:number number:min-integer-digits="1"/>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number-style style:name="N116P0" style:volatile="true">
      <number:number number:decimal-places="0" number:min-decimal-places="0" number:min-integer-digits="1" number:grouping="true"/>
    </number:number-style>
    <number:number-style style:name="N116">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number:text>-</number:text>
      <number:number number:decimal-places="2" number:min-decimal-places="2"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number-style style:name="N123P0" style:volatile="true">
      <number:text> </number:text>
      <number:fill-character> </number:fill-character>
      <number:number number:decimal-places="0" number:min-decimal-places="0" number:min-integer-digits="1" number:grouping="true"/>
      <number:text> </number:text>
    </number:number-style>
    <number:number-style style:name="N123P1" style:volatile="true">
      <number:text>-</number:text>
      <number:fill-character> </number:fill-character>
      <number:number number:decimal-places="0" number:min-decimal-places="0" number:min-integer-digits="1" number:grouping="true"/>
      <number:text> </number:text>
    </number:number-style>
    <number:number-style style:name="N123P2" style:volatile="true">
      <number:text> </number:text>
      <number:fill-character> </number: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2" number:min-decimal-places="2" number:min-integer-digits="1" number:grouping="true"/>
      <number:text> </number:text>
    </number:number-style>
    <number:number-style style:name="N131P1" style:volatile="true">
      <number:text>-</number:text>
      <number:fill-character> </number:fill-character>
      <number:number number:decimal-places="2" number:min-decimal-places="2" number:min-integer-digits="1" number:grouping="true"/>
      <number:text> </number:text>
    </number:number-style>
    <number:number-style style:name="N131P2" style:volatile="true">
      <number:text> </number:text>
      <number:fill-character> </number:fill-character>
      <number:text>-</number:text>
      <number:number number:decimal-places="0" number: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4" style:display-name="ConditionalStyle_4" style:family="table-cell" style:parent-style-name="Default">
      <style:table-cell-properties fo:background-color="#cc0000"/>
    </style:style>
    <style:style style:name="ConditionalStyle_5f_3" style:display-name="ConditionalStyle_3" style:family="table-cell" style:parent-style-name="Default">
      <style:table-cell-properties fo:background-color="#ea9999"/>
    </style:style>
    <style:style style:name="ConditionalStyle_5f_2" style:display-name="ConditionalStyle_2" style:family="table-cell" style:parent-style-name="Default">
      <style:table-cell-properties fo:background-color="#f1c232"/>
    </style:style>
    <style:style style:name="ConditionalStyle_5f_1" style:display-name="ConditionalStyle_1" style:family="table-cell" style:parent-style-name="Default">
      <style:table-cell-properties fo:background-color="#38761d"/>
    </style:style>
    <style:style style:name="ConditionalStyle_5f_7" style:display-name="ConditionalStyle_7" style:family="table-cell" style:parent-style-name="Default">
      <style:table-cell-properties fo:background-color="#38761d"/>
    </style:style>
    <style:style style:name="ConditionalStyle_5f_6" style:display-name="ConditionalStyle_6" style:family="table-cell" style:parent-style-name="Default">
      <style:table-cell-properties fo:background-color="#cc0000"/>
    </style:style>
    <style:style style:name="ConditionalStyle_5f_5" style:display-name="ConditionalStyle_5" style:family="table-cell" style:parent-style-name="Default">
      <style:table-cell-properties fo:background-color="#ea9999"/>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4">00/00/0000</text:date>, <text:time style:data-style-name="N2" text:time-value="20:38:26.00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estCases" style:display-name="PageStyle_TestCases" style:page-layout-name="Mpm3">
      <style:header style:display="false"/>
      <style:header-left style:display="false"/>
      <style:header-first style:display="false"/>
      <style:footer style:display="false"/>
      <style:footer-left style:display="false"/>
      <style:footer-first style:display="false"/>
    </style:master-page>
    <style:master-page style:name="PageStyle_5f_Results" style:display-name="PageStyle_Resul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5-04T20:39:02.096000000</dc:date>
    <meta:generator>LibreOffice/7.3.0.3$Windows_X86_64 LibreOffice_project/0f246aa12d0eee4a0f7adcefbf7c878fc2238db3</meta:generator>
    <meta:editing-duration>PT4H16M30S</meta:editing-duration>
    <meta:editing-cycles>34</meta:editing-cycles>
    <meta:document-statistic meta:table-count="2" meta:cell-count="597" meta:object-count="0"/>
    <meta:user-defined meta:name="AppVersion">16.0300</meta:user-defined>
  </office:meta>
</office:document-meta>
</file>